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711cm"/>
    </style:style>
    <style:style style:name="co2" style:family="table-column">
      <style:table-column-properties fo:break-before="auto" style:column-width="2.575cm"/>
    </style:style>
    <style:style style:name="co3" style:family="table-column">
      <style:table-column-properties fo:break-before="auto" style:column-width="3.919cm"/>
    </style:style>
    <style:style style:name="co4" style:family="table-column">
      <style:table-column-properties fo:break-before="auto" style:column-width="3.752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3.724cm"/>
    </style:style>
    <style:style style:name="co7" style:family="table-column">
      <style:table-column-properties fo:break-before="auto" style:column-width="3.5cm"/>
    </style:style>
    <style:style style:name="co8" style:family="table-column">
      <style:table-column-properties fo:break-before="auto" style:column-width="2.099cm"/>
    </style:style>
    <style:style style:name="co9" style:family="table-column">
      <style:table-column-properties fo:break-before="auto" style:column-width="2.016cm"/>
    </style:style>
    <style:style style:name="co10" style:family="table-column">
      <style:table-column-properties fo:break-before="auto" style:column-width="2.969cm"/>
    </style:style>
    <style:style style:name="co11" style:family="table-column">
      <style:table-column-properties fo:break-before="auto" style:column-width="2.604cm"/>
    </style:style>
    <style:style style:name="co12" style:family="table-column">
      <style:table-column-properties fo:break-before="auto" style:column-width="1.931cm"/>
    </style:style>
    <style:style style:name="co13" style:family="table-column">
      <style:table-column-properties fo:break-before="auto" style:column-width="1.736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All_20_in_20_one">
      <style:table-properties table:display="true" style:writing-mode="lr-tb"/>
    </style:style>
    <style:style style:name="ta2" style:family="table" style:master-page-name="PageStyle_5f_CloseOpen">
      <style:table-properties table:display="true" style:writing-mode="lr-tb"/>
    </style:style>
    <style:style style:name="ta3" style:family="table" style:master-page-name="PageStyle_5f_BidSellDelete">
      <style:table-properties table:display="true" style:writing-mode="lr-tb"/>
    </style:style>
    <style:style style:name="ta4" style:family="table" style:master-page-name="PageStyle_5f_Auction">
      <style:table-properties table:display="true" style:writing-mode="lr-tb"/>
    </style:style>
    <style:style style:name="ta5" style:family="table" style:master-page-name="PageStyle_5f_ExactlyOneSuccess">
      <style:table-properties table:display="true" style:writing-mode="lr-tb"/>
    </style:style>
    <style:style style:name="ta6" style:family="table" style:master-page-name="PageStyle_5f_HasNext">
      <style:table-properties table:display="true" style:writing-mode="lr-tb"/>
    </style:style>
    <style:style style:name="ta7" style:family="table" style:master-page-name="PageStyle_5f_Interface">
      <style:table-properties table:display="true" style:writing-mode="lr-tb"/>
    </style:style>
    <style:style style:name="ta8" style:family="table" style:master-page-name="PageStyle_5f_Lottery">
      <style:table-properties table:display="true" style:writing-mode="lr-tb"/>
    </style:style>
    <style:style style:name="ta9" style:family="table" style:master-page-name="PageStyle_5f_StateMachine">
      <style:table-properties table:display="true" style:writing-mode="lr-tb"/>
    </style:style>
    <style:style style:name="ta10" style:family="table" style:master-page-name="PageStyle_5f_UnsafeMapIterator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 style:data-style-name="N0">
      <style:table-cell-properties style:rotation-align="none"/>
    </style:style>
    <style:style style:name="ce3" style:family="table-cell" style:parent-style-name="Default">
      <style:table-cell-properties style:rotation-align="non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 in on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>
            <draw:frame table:end-cell-address="'All in one'.U25" table:end-x="0.682cm" table:end-y="0.08cm" draw:z-index="0" draw:name="Chart 1" draw:style-name="gr1" draw:text-style-name="P1" svg:width="32.64cm" svg:height="12.712cm" svg:x="0.551cm" svg:y="0.068cm">
              <draw:object draw:notify-on-update-of-ranges="HasNext.A2:HasNext.A13 Auction.B1:Auction.B1 Auction.B2:Auction.B12 ExactlyOneSuccess.B1:ExactlyOneSuccess.B1 ExactlyOneSuccess.B2:ExactlyOneSuccess.B13 HasNext.B1:HasNext.B1 HasNext.B2:HasNext.B13 Interface.B1:Interface.B1 Interface.B2:Interface.B13 Lottery.B1:Lottery.B1 Lottery.B2:Lottery.B13 Lottery.C1:Lottery.C1 Lottery.C2:Lottery.C9 StateMachine.B1:StateMachine.B1 StateMachine.B2:StateMachine.B13 UnsafeMapIterator.B1:UnsafeMapIterator.B1 UnsafeMapIterator.B2:UnsafeMapIterator.B13 UnsafeMapIterator.C1:UnsafeMapIterator.C1 UnsafeMapIterator.C2:UnsafeMapIterator.C13 CloseOpen.B1:CloseOpen.B1 CloseOpen.B2:CloseOpen.B12 CloseOpen.C1:CloseOpen.C1 CloseOpen.C2:CloseOpen.C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oseOpen" table:style-name="ta2">
        <office:forms form:automatic-focus="false" form:apply-design-mode="false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1"/>
          <table:table-cell table:style-name="ce1" office:value-type="string" calcext:value-type="string">
            <text:p>Open Close Random</text:p>
          </table:table-cell>
          <table:table-cell table:style-name="ce1" office:value-type="string" calcext:value-type="string">
            <text:p>Open Close Worst</text:p>
          </table:table-cell>
          <table:table-cell office:value-type="string" calcext:value-type="string">
            <text:p>Optimised Random</text:p>
          </table:table-cell>
          <table:table-cell table:style-name="ce1" office:value-type="string" calcext:value-type="string">
            <text:p>Optimised Worst</text:p>
          </table:table-cell>
          <table:table-cell>
            <draw:frame table:end-cell-address="CloseOpen.AD45" table:end-x="1.706cm" table:end-y="0.187cm" draw:z-index="0" draw:name="Chart 3" draw:style-name="gr1" draw:text-style-name="P1" svg:width="42.227cm" svg:height="23.467cm" svg:x="0.542cm" svg:y="0.003cm">
              <draw:object draw:notify-on-update-of-ranges="CloseOpen.A2:CloseOpen.A17 CloseOpen.B1:CloseOpen.B1 CloseOpen.B2:CloseOpen.B17 CloseOpen.C1:CloseOpen.C1 CloseOpen.C2:CloseOpen.C17 CloseOpen.D1:CloseOpen.D1 CloseOpen.D2:CloseOpen.D17 CloseOpen.E1:CloseOpen.E1 CloseOpen.E2:CloseOpen.E1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1264" calcext:value-type="float">
            <text:p>126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1" calcext:value-type="float">
            <text:p>71</text:p>
          </table:table-cell>
          <table:table-cell office:value-type="float" office:value="3390" calcext:value-type="float">
            <text:p>33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 office:value-type="float" office:value="13869" calcext:value-type="float">
            <text:p>1386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85" calcext:value-type="float">
            <text:p>685</text:p>
          </table:table-cell>
          <table:table-cell office:value-type="float" office:value="63167" calcext:value-type="float">
            <text:p>6316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194" calcext:value-type="float">
            <text:p>1194</text:p>
          </table:table-cell>
          <table:table-cell office:value-type="float" office:value="333880" calcext:value-type="float">
            <text:p>33388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202" calcext:value-type="float">
            <text:p>2202</text:p>
          </table:table-cell>
          <table:table-cell office:value-type="float" office:value="939267" calcext:value-type="float">
            <text:p>93926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3432" calcext:value-type="float">
            <text:p>3432</text:p>
          </table:table-cell>
          <table:table-cell table:style-name="ce2"/>
          <table:table-cell office:value-type="float" office:value="46" calcext:value-type="float">
            <text:p>46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35036" calcext:value-type="float">
            <text:p>35036</text:p>
          </table:table-cell>
          <table:table-cell table:style-name="ce2"/>
          <table:table-cell office:value-type="float" office:value="113" calcext:value-type="float">
            <text:p>113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39698" calcext:value-type="float">
            <text:p>39698</text:p>
          </table:table-cell>
          <table:table-cell table:style-name="ce2"/>
          <table:table-cell office:value-type="float" office:value="187" calcext:value-type="float">
            <text:p>187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float" office:value="142698" calcext:value-type="float">
            <text:p>142698</text:p>
          </table:table-cell>
          <table:table-cell table:style-name="ce2"/>
          <table:table-cell office:value-type="float" office:value="367" calcext:value-type="float">
            <text:p>367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office:value-type="float" office:value="102400" calcext:value-type="float">
            <text:p>102400</text:p>
          </table:table-cell>
          <table:table-cell office:value-type="float" office:value="955374" calcext:value-type="float">
            <text:p>955374</text:p>
          </table:table-cell>
          <table:table-cell table:style-name="ce2"/>
          <table:table-cell office:value-type="float" office:value="736" calcext:value-type="float">
            <text:p>736</text:p>
          </table:table-cell>
          <table:table-cell table:style-name="ce3" table:number-columns-repeated="3"/>
          <table:table-cell table:number-columns-repeated="1017"/>
        </table:table-row>
        <table:table-row table:style-name="ro1" table:number-rows-repeated="3">
          <table:table-cell/>
          <table:table-cell table:style-name="ce2" table:number-columns-repeated="2"/>
          <table:table-cell table:style-name="ce3" table:number-columns-repeated="4"/>
          <table:table-cell table:number-columns-repeated="1017"/>
        </table:table-row>
        <table:table-row table:style-name="ro1">
          <table:table-cell/>
          <table:table-cell table:style-name="ce2" table:number-columns-repeated="2"/>
          <table:table-cell table:style-name="ce3" table:number-columns-repeated="4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/>
          <table:table-cell table:style-name="ce2"/>
          <table:table-cell/>
          <table:table-cell table:style-name="ce3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dSellDelete" table:style-name="ta3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6" table:number-columns-repeated="3" table:default-cell-style-name="Default"/>
        <table:table-column table:style-name="co1" table:number-columns-repeated="1019" table:default-cell-style-name="Default"/>
        <table:table-row table:style-name="ro1">
          <table:table-cell table:style-name="ce1"/>
          <table:table-cell table:style-name="ce1" office:value-type="string" calcext:value-type="string">
            <text:p>With diferent Items </text:p>
          </table:table-cell>
          <table:table-cell table:style-name="ce1" office:value-type="string" calcext:value-type="string">
            <text:p>With only one Item</text:p>
          </table:table-cell>
          <table:table-cell table:style-name="ce1" office:value-type="string" calcext:value-type="string">
            <text:p>Optimized Random</text:p>
          </table:table-cell>
          <table:table-cell table:style-name="ce1" office:value-type="string" calcext:value-type="string">
            <text:p>Optimised One Item</text:p>
          </table:table-cell>
          <table:table-cell table:style-name="ce4" table:number-columns-spanned="4" table:number-rows-spanned="1"/>
          <table:covered-table-cell table:number-columns-repeated="3" table:style-name="ce5"/>
          <table:table-cell>
            <draw:frame table:end-cell-address="BidSellDelete.AD47" table:end-x="1.486cm" table:end-y="0.374cm" draw:z-index="0" draw:name="Chart 2" draw:style-name="gr1" draw:text-style-name="P1" svg:width="35.569cm" svg:height="24.675cm" svg:x="0.137cm" svg:y="0.04cm">
              <draw:object draw:notify-on-update-of-ranges="BidSellDelete.A2:BidSellDelete.A14 BidSellDelete.B1:BidSellDelete.B1 BidSellDelete.B2:BidSellDelete.B14 BidSellDelete.C1:BidSellDelete.C1 BidSellDelete.C2:BidSellDelete.C14 BidSellDelete.D1:BidSellDelete.D1 BidSellDelete.D2:BidSellDelete.D14 BidSellDelete.E1:BidSellDelete.E1 BidSellDelete.E2:BidSellDelete.E1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UM([.F2:.I2]) / 4" office:value-type="float" office:value="220.5" calcext:value-type="float">
            <text:p>220.5</text:p>
          </table:table-cell>
          <table:table-cell office:value-type="float" office:value="81.25" calcext:value-type="float">
            <text:p>81.2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27" calcext:value-type="float">
            <text:p>127</text:p>
          </table:table-cell>
          <table:table-cell table:number-columns-repeated="10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SUM([.F3:.I3]) / 4" office:value-type="float" office:value="172.25" calcext:value-type="float">
            <text:p>172.2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57" calcext:value-type="float">
            <text:p>157</text:p>
          </table:table-cell>
          <table:table-cell table:number-columns-repeated="1015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SUM([.F4:.I4]) / 4" office:value-type="float" office:value="310" calcext:value-type="float">
            <text:p>31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80" calcext:value-type="float">
            <text:p>280</text:p>
          </table:table-cell>
          <table:table-cell table:number-columns-repeated="1015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SUM([.F5:.I5]) / 4" office:value-type="float" office:value="647.5" calcext:value-type="float">
            <text:p>647.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622" calcext:value-type="float">
            <text:p>622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49.75" calcext:value-type="float">
            <text:p>149.7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SUM([.F7:.I7]) / 4" office:value-type="float" office:value="1592" calcext:value-type="float">
            <text:p>159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2134" calcext:value-type="float">
            <text:p>2134</text:p>
          </table:table-cell>
          <table:table-cell table:style-name="ce3" office:value-type="float" office:value="1650" calcext:value-type="float">
            <text:p>1650</text:p>
          </table:table-cell>
          <table:table-cell table:style-name="ce3" office:value-type="float" office:value="1384" calcext:value-type="float">
            <text:p>1384</text:p>
          </table:table-cell>
          <table:table-cell table:style-name="ce3" office:value-type="float" office:value="1200" calcext:value-type="float">
            <text:p>1200</text:p>
          </table:table-cell>
          <table:table-cell table:number-columns-repeated="1015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SUM([.F8:.I8]) / 4" office:value-type="float" office:value="2361.5" calcext:value-type="float">
            <text:p>2361.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3" office:value-type="float" office:value="2327" calcext:value-type="float">
            <text:p>2327</text:p>
          </table:table-cell>
          <table:table-cell table:style-name="ce3" office:value-type="float" office:value="2324" calcext:value-type="float">
            <text:p>2324</text:p>
          </table:table-cell>
          <table:table-cell table:style-name="ce3" office:value-type="float" office:value="2322" calcext:value-type="float">
            <text:p>2322</text:p>
          </table:table-cell>
          <table:table-cell table:style-name="ce3" office:value-type="float" office:value="2473" calcext:value-type="float">
            <text:p>2473</text:p>
          </table:table-cell>
          <table:table-cell table:number-columns-repeated="1015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formula="of:=SUM([.F9:.I9]) / 4" office:value-type="float" office:value="5100.5" calcext:value-type="float">
            <text:p>5100.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3" office:value-type="float" office:value="5545" calcext:value-type="float">
            <text:p>5545</text:p>
          </table:table-cell>
          <table:table-cell table:style-name="ce3" office:value-type="float" office:value="5085" calcext:value-type="float">
            <text:p>5085</text:p>
          </table:table-cell>
          <table:table-cell table:style-name="ce3" office:value-type="float" office:value="4868" calcext:value-type="float">
            <text:p>4868</text:p>
          </table:table-cell>
          <table:table-cell table:style-name="ce3" office:value-type="float" office:value="4904" calcext:value-type="float">
            <text:p>4904</text:p>
          </table:table-cell>
          <table:table-cell table:number-columns-repeated="10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500" calcext:value-type="float">
            <text:p>7500</text:p>
          </table:table-cell>
          <table:table-cell office:value-type="float" office:value="1647" calcext:value-type="float">
            <text:p>1647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" table:number-columns-repeated="4"/>
          <table:table-cell table:number-columns-repeated="1015"/>
        </table:table-row>
        <table:table-row table:style-name="ro1">
          <table:table-cell office:value-type="float" office:value="12800" calcext:value-type="float">
            <text:p>12800</text:p>
          </table:table-cell>
          <table:table-cell table:formula="of:=SUM([.F11:.I11]) / 4" office:value-type="float" office:value="10096.5" calcext:value-type="float">
            <text:p>10096.5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3" office:value-type="float" office:value="10141" calcext:value-type="float">
            <text:p>10141</text:p>
          </table:table-cell>
          <table:table-cell table:style-name="ce3" office:value-type="float" office:value="10243" calcext:value-type="float">
            <text:p>10243</text:p>
          </table:table-cell>
          <table:table-cell table:style-name="ce3" office:value-type="float" office:value="9995" calcext:value-type="float">
            <text:p>9995</text:p>
          </table:table-cell>
          <table:table-cell table:style-name="ce3" office:value-type="float" office:value="10007" calcext:value-type="float">
            <text:p>10007</text:p>
          </table:table-cell>
          <table:table-cell table:number-columns-repeated="1015"/>
        </table:table-row>
        <table:table-row table:style-name="ro1">
          <table:table-cell office:value-type="float" office:value="25600" calcext:value-type="float">
            <text:p>25600</text:p>
          </table:table-cell>
          <table:table-cell table:formula="of:=SUM([.F12:.I12]) / 4" office:value-type="float" office:value="24381.5" calcext:value-type="float">
            <text:p>24381.5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table:style-name="ce3" office:value-type="float" office:value="24799" calcext:value-type="float">
            <text:p>24799</text:p>
          </table:table-cell>
          <table:table-cell table:style-name="ce3" office:value-type="float" office:value="23273" calcext:value-type="float">
            <text:p>23273</text:p>
          </table:table-cell>
          <table:table-cell table:style-name="ce3" office:value-type="float" office:value="25125" calcext:value-type="float">
            <text:p>25125</text:p>
          </table:table-cell>
          <table:table-cell table:style-name="ce3" office:value-type="float" office:value="24329" calcext:value-type="float">
            <text:p>24329</text:p>
          </table:table-cell>
          <table:table-cell table:number-columns-repeated="1015"/>
        </table:table-row>
        <table:table-row table:style-name="ro1">
          <table:table-cell office:value-type="float" office:value="51200" calcext:value-type="float">
            <text:p>51200</text:p>
          </table:table-cell>
          <table:table-cell table:formula="of:=SUM([.F13:.I13]) / 4" office:value-type="float" office:value="52711" calcext:value-type="float">
            <text:p>52711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table:style-name="ce3" office:value-type="float" office:value="53117" calcext:value-type="float">
            <text:p>53117</text:p>
          </table:table-cell>
          <table:table-cell table:style-name="ce3" office:value-type="float" office:value="52682" calcext:value-type="float">
            <text:p>52682</text:p>
          </table:table-cell>
          <table:table-cell table:style-name="ce3" office:value-type="float" office:value="52102" calcext:value-type="float">
            <text:p>52102</text:p>
          </table:table-cell>
          <table:table-cell table:style-name="ce3" office:value-type="float" office:value="52943" calcext:value-type="float">
            <text:p>52943</text:p>
          </table:table-cell>
          <table:table-cell table:number-columns-repeated="1015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SUM([.F14:.I14]) / 4" office:value-type="float" office:value="116425.75" calcext:value-type="float">
            <text:p>116425.75</text:p>
          </table:table-cell>
          <table:table-cell office:value-type="float" office:value="49006.5" calcext:value-type="float">
            <text:p>49006.5</text:p>
          </table:table-cell>
          <table:table-cell office:value-type="float" office:value="1727" calcext:value-type="float">
            <text:p>1727</text:p>
          </table:table-cell>
          <table:table-cell office:value-type="float" office:value="170" calcext:value-type="float">
            <text:p>170</text:p>
          </table:table-cell>
          <table:table-cell table:style-name="ce3" office:value-type="float" office:value="118920" calcext:value-type="float">
            <text:p>118920</text:p>
          </table:table-cell>
          <table:table-cell table:style-name="ce3" office:value-type="float" office:value="115436" calcext:value-type="float">
            <text:p>115436</text:p>
          </table:table-cell>
          <table:table-cell table:style-name="ce3" office:value-type="float" office:value="117245" calcext:value-type="float">
            <text:p>117245</text:p>
          </table:table-cell>
          <table:table-cell table:style-name="ce3" office:value-type="float" office:value="114102" calcext:value-type="float">
            <text:p>11410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 table:number-columns-spanned="4" table:number-rows-spanned="1"/>
          <table:covered-table-cell table:number-columns-repeated="3" table:style-name="ce5"/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ce3" table:number-columns-repeated="4"/>
          <table:table-cell table:number-columns-repeated="1015"/>
        </table:table-row>
        <table:table-row table:style-name="ro1">
          <table:table-cell table:number-columns-repeated="5"/>
          <table:table-cell table:style-name="ce3" table:number-columns-repeated="2"/>
          <table:table-cell table:style-name="ce3" office:value-type="string" calcext:value-type="string">
            <text:p><text:s/>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table:style-name="ce3" table:number-columns-repeated="2"/>
          <table:table-cell table:style-name="ce3" office:value-type="string" calcext:value-type="string">
            <text:p><text:s/>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ction" table:style-name="ta4">
        <office:forms form:automatic-focus="false" form:apply-design-mode="false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Auction</text:p>
          </table:table-cell>
          <table:table-cell office:value-type="string" calcext:value-type="string">
            <text:p>Optimised Auction</text:p>
          </table:table-cell>
          <table:table-cell table:number-columns-repeated="4"/>
          <table:table-cell>
            <draw:frame table:end-cell-address="Auction.AC39" table:end-x="0.475cm" table:end-y="0.345cm" draw:z-index="0" draw:name="Chart 2" draw:style-name="gr1" draw:text-style-name="P1" svg:width="36.277cm" svg:height="20.28cm" svg:x="0.128cm" svg:y="0.173cm">
              <draw:object draw:notify-on-update-of-ranges="Auction.A2:Auction.A12 Auction.B1:Auction.B1 Auction.B2:Auction.B1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4.5" calcext:value-type="float">
            <text:p>74.5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4.25" calcext:value-type="float">
            <text:p>194.25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90.75" calcext:value-type="float">
            <text:p>290.75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43.25" calcext:value-type="float">
            <text:p>443.25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481.25" calcext:value-type="float">
            <text:p>1481.25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933.5" calcext:value-type="float">
            <text:p>1933.5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3866.75" calcext:value-type="float">
            <text:p>3866.75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7908.5" calcext:value-type="float">
            <text:p>7908.5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17004.75" calcext:value-type="float">
            <text:p>17004.75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float" office:value="45346" calcext:value-type="float">
            <text:p>45346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formula="of:=51200*2" office:value-type="float" office:value="102400" calcext:value-type="float">
            <text:p>102400</text:p>
          </table:table-cell>
          <table:table-cell office:value-type="float" office:value="115314.75" calcext:value-type="float">
            <text:p>115314.75</text:p>
          </table:table-cell>
          <table:table-cell table:style-name="ce3" table:number-columns-repeated="4"/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actlyOneSuccess" table:style-name="ta5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ExactlyOneSuccess</text:p>
          </table:table-cell>
          <table:table-cell office:value-type="string" calcext:value-type="string">
            <text:p>Optimised </text:p>
          </table:table-cell>
          <table:table-cell table:number-columns-repeated="4"/>
          <table:table-cell>
            <draw:frame table:end-cell-address="ExactlyOneSuccess.AB40" table:end-x="0.509cm" table:end-y="0.292cm" draw:z-index="0" draw:name="Chart 2" draw:style-name="gr1" draw:text-style-name="P1" svg:width="33.806cm" svg:height="20.929cm" svg:x="0.922cm" svg:y="0cm">
              <draw:object draw:notify-on-update-of-ranges="ExactlyOneSuccess.A2:ExactlyOneSuccess.A13 ExactlyOneSuccess.B1:ExactlyOneSuccess.B1 ExactlyOneSuccess.B2:ExactlyOneSuccess.B13 ExactlyOneSuccess.C1:ExactlyOneSuccess.C1 ExactlyOneSuccess.C2:ExactlyOneSuccess.C1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63" calcext:value-type="float">
            <text:p>66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999" calcext:value-type="float">
            <text:p>99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2920" calcext:value-type="float">
            <text:p>292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6103" calcext:value-type="float">
            <text:p>6103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12802" calcext:value-type="float">
            <text:p>12802</text:p>
          </table:table-cell>
          <table:table-cell office:value-type="float" office:value="8576" calcext:value-type="float">
            <text:p>8576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21943" calcext:value-type="float">
            <text:p>21943</text:p>
          </table:table-cell>
          <table:table-cell office:value-type="float" office:value="154" calcext:value-type="float">
            <text:p>154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51202" calcext:value-type="float">
            <text:p>51202</text:p>
          </table:table-cell>
          <table:table-cell office:value-type="float" office:value="49414" calcext:value-type="float">
            <text:p>49414</text:p>
          </table:table-cell>
          <table:table-cell office:value-type="float" office:value="299" calcext:value-type="float">
            <text:p>299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102401" calcext:value-type="float">
            <text:p>102401</text:p>
          </table:table-cell>
          <table:table-cell office:value-type="float" office:value="96999" calcext:value-type="float">
            <text:p>96999</text:p>
          </table:table-cell>
          <table:table-cell office:value-type="float" office:value="616" calcext:value-type="float">
            <text:p>616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204800" calcext:value-type="float">
            <text:p>204800</text:p>
          </table:table-cell>
          <table:table-cell office:value-type="float" office:value="265377" calcext:value-type="float">
            <text:p>265377</text:p>
          </table:table-cell>
          <table:table-cell office:value-type="float" office:value="1201" calcext:value-type="float">
            <text:p>1201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asNext" table:style-name="ta6">
        <office:forms form:automatic-focus="false" form:apply-design-mode="false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HasNext</text:p>
          </table:table-cell>
          <table:table-cell office:value-type="string" calcext:value-type="string">
            <text:p>Optimised</text:p>
          </table:table-cell>
          <table:table-cell table:number-columns-repeated="3"/>
          <table:table-cell>
            <draw:frame table:end-cell-address="HasNext.AC40" table:end-x="0.894cm" table:end-y="0.186cm" draw:z-index="0" draw:name="Chart 2" draw:style-name="gr1" draw:text-style-name="P1" svg:width="37.958cm" svg:height="20.716cm" svg:x="0.578cm" svg:y="0.107cm">
              <draw:object draw:notify-on-update-of-ranges="HasNext.A2:HasNext.A13 HasNext.B1:HasNext.B1 HasNext.B2:HasNext.B13 HasNext.C1:HasNext.C1 HasNext.C2:HasNext.C1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93" calcext:value-type="float">
            <text:p>29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16" calcext:value-type="float">
            <text:p>41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86" calcext:value-type="float">
            <text:p>886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809" calcext:value-type="float">
            <text:p>1809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4219" calcext:value-type="float">
            <text:p>4219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7652" calcext:value-type="float">
            <text:p>7652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16759" calcext:value-type="float">
            <text:p>16759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float" office:value="41673" calcext:value-type="float">
            <text:p>41673</text:p>
          </table:table-cell>
          <table:table-cell office:value-type="float" office:value="331" calcext:value-type="float">
            <text:p>331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102400" calcext:value-type="float">
            <text:p>102400</text:p>
          </table:table-cell>
          <table:table-cell office:value-type="float" office:value="108181" calcext:value-type="float">
            <text:p>108181</text:p>
          </table:table-cell>
          <table:table-cell office:value-type="float" office:value="691" calcext:value-type="float">
            <text:p>691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204800" calcext:value-type="float">
            <text:p>204800</text:p>
          </table:table-cell>
          <table:table-cell office:value-type="float" office:value="347403" calcext:value-type="float">
            <text:p>347403</text:p>
          </table:table-cell>
          <table:table-cell office:value-type="float" office:value="1284" calcext:value-type="float">
            <text:p>1284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ce" table:style-name="ta7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1" office:value-type="string" calcext:value-type="string">
            <text:p>Interface</text:p>
          </table:table-cell>
          <table:table-cell office:value-type="string" calcext:value-type="string">
            <text:p>Optimised</text:p>
          </table:table-cell>
          <table:table-cell table:number-columns-repeated="3"/>
          <table:table-cell>
            <draw:frame table:end-cell-address="Interface.AB43" table:end-x="0.309cm" table:end-y="0.371cm" draw:z-index="0" draw:name="Chart 2" draw:style-name="gr1" draw:text-style-name="P1" svg:width="36.006cm" svg:height="22.502cm" svg:x="0.234cm" svg:y="0.094cm">
              <draw:object draw:notify-on-update-of-ranges="Interface.A2:Interface.A13 Interface.B1:Interface.B1 Interface.B2:Interface.B13 Interface.C1:Interface.C1 Interface.C2:Interface.C13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77" calcext:value-type="float">
            <text:p>47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434" calcext:value-type="float">
            <text:p>143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350" calcext:value-type="float">
            <text:p>235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4220" calcext:value-type="float">
            <text:p>422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8593" calcext:value-type="float">
            <text:p>8593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22026" calcext:value-type="float">
            <text:p>22026</text:p>
          </table:table-cell>
          <table:table-cell office:value-type="float" office:value="194" calcext:value-type="float">
            <text:p>194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float" office:value="56580" calcext:value-type="float">
            <text:p>56580</text:p>
          </table:table-cell>
          <table:table-cell office:value-type="float" office:value="384" calcext:value-type="float">
            <text:p>384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102400" calcext:value-type="float">
            <text:p>102400</text:p>
          </table:table-cell>
          <table:table-cell office:value-type="float" office:value="131359" calcext:value-type="float">
            <text:p>131359</text:p>
          </table:table-cell>
          <table:table-cell office:value-type="float" office:value="802" calcext:value-type="float">
            <text:p>802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204800" calcext:value-type="float">
            <text:p>204800</text:p>
          </table:table-cell>
          <table:table-cell office:value-type="float" office:value="960431" calcext:value-type="float">
            <text:p>960431</text:p>
          </table:table-cell>
          <table:table-cell office:value-type="float" office:value="1539" calcext:value-type="float">
            <text:p>1539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ttery" table:style-name="ta8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Lottery Random</text:p>
          </table:table-cell>
          <table:table-cell office:value-type="string" calcext:value-type="string">
            <text:p>Lottery Worst</text:p>
          </table:table-cell>
          <table:table-cell table:number-columns-repeated="3"/>
          <table:table-cell>
            <draw:frame table:end-cell-address="Lottery.AB39" table:end-x="0.717cm" table:end-y="0.529cm" draw:z-index="0" draw:name="Chart 2" draw:style-name="gr1" draw:text-style-name="P1" svg:width="35.091cm" svg:height="20.622cm" svg:x="1.557cm" svg:y="0.015cm">
              <draw:object draw:notify-on-update-of-ranges="Lottery.A2:Lottery.A13 Lottery.B1:Lottery.B1 Lottery.B2:Lottery.B13 Lottery.C1:Lottery.C1 Lottery.C2:Lottery.C1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4" calcext:value-type="float">
            <text:p>164</text:p>
          </table:table-cell>
          <table:table-cell office:value-type="float" office:value="257" calcext:value-type="float">
            <text:p>257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7" calcext:value-type="float">
            <text:p>147</text:p>
          </table:table-cell>
          <table:table-cell office:value-type="float" office:value="484" calcext:value-type="float">
            <text:p>484</text:p>
          </table:table-cell>
          <table:table-cell table:number-columns-repeated="102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3" calcext:value-type="float">
            <text:p>303</text:p>
          </table:table-cell>
          <table:table-cell office:value-type="float" office:value="1179" calcext:value-type="float">
            <text:p>1179</text:p>
          </table:table-cell>
          <table:table-cell table:number-columns-repeated="1021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31" calcext:value-type="float">
            <text:p>831</text:p>
          </table:table-cell>
          <table:table-cell office:value-type="float" office:value="5116" calcext:value-type="float">
            <text:p>5116</text:p>
          </table:table-cell>
          <table:table-cell table:number-columns-repeated="1021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635" calcext:value-type="float">
            <text:p>2635</text:p>
          </table:table-cell>
          <table:table-cell office:value-type="float" office:value="22981" calcext:value-type="float">
            <text:p>22981</text:p>
          </table:table-cell>
          <table:table-cell table:number-columns-repeated="1021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4531" calcext:value-type="float">
            <text:p>4531</text:p>
          </table:table-cell>
          <table:table-cell office:value-type="float" office:value="104155" calcext:value-type="float">
            <text:p>104155</text:p>
          </table:table-cell>
          <table:table-cell table:number-columns-repeated="1021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1541" calcext:value-type="float">
            <text:p>11541</text:p>
          </table:table-cell>
          <table:table-cell office:value-type="float" office:value="472217" calcext:value-type="float">
            <text:p>472217</text:p>
          </table:table-cell>
          <table:table-cell table:number-columns-repeated="1021"/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28366" calcext:value-type="float">
            <text:p>28366</text:p>
          </table:table-cell>
          <table:table-cell office:value-type="float" office:value="2714054" calcext:value-type="float">
            <text:p>2714054</text:p>
          </table:table-cell>
          <table:table-cell table:number-columns-repeated="1021"/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56560" calcext:value-type="float">
            <text:p>56560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float" office:value="132837" calcext:value-type="float">
            <text:p>132837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102400" calcext:value-type="float">
            <text:p>102400</text:p>
          </table:table-cell>
          <table:table-cell office:value-type="float" office:value="294681" calcext:value-type="float">
            <text:p>294681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204800" calcext:value-type="float">
            <text:p>204800</text:p>
          </table:table-cell>
          <table:table-cell office:value-type="float" office:value="710273" calcext:value-type="float">
            <text:p>710273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eMachine" table:style-name="ta9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StateMachine</text:p>
          </table:table-cell>
          <table:table-cell office:value-type="string" calcext:value-type="string">
            <text:p>Optimised</text:p>
          </table:table-cell>
          <table:table-cell table:number-columns-repeated="5"/>
          <table:table-cell>
            <draw:frame table:end-cell-address="StateMachine.Z34" table:end-x="0.912cm" table:end-y="0.318cm" draw:z-index="0" draw:name="Chart 2" draw:style-name="gr1" draw:text-style-name="P1" svg:width="29.844cm" svg:height="17.712cm" svg:x="0.154cm" svg:y="0.068cm">
              <draw:object draw:notify-on-update-of-ranges="StateMachine.A2:StateMachine.A13 StateMachine.B1:StateMachine.B1 StateMachine.B2:StateMachine.B13 StateMachine.C1:StateMachine.C1 StateMachine.C2:StateMachine.C13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423" calcext:value-type="float">
            <text:p>423</text:p>
          </table:table-cell>
          <table:table-cell office:value-type="float" office:value="18" calcext:value-type="float">
            <text:p>18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float" office:value="1605" calcext:value-type="float">
            <text:p>1605</text:p>
          </table:table-cell>
          <table:table-cell office:value-type="float" office:value="35" calcext:value-type="float">
            <text:p>35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office:value-type="float" office:value="102400" calcext:value-type="float">
            <text:p>102400</text:p>
          </table:table-cell>
          <table:table-cell table:style-name="ce3" office:value-type="float" office:value="3065" calcext:value-type="float">
            <text:p>3065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3" table:number-columns-repeated="2"/>
          <table:table-cell table:number-columns-repeated="1018"/>
        </table:table-row>
        <table:table-row table:style-name="ro1">
          <table:table-cell office:value-type="float" office:value="204800" calcext:value-type="float">
            <text:p>204800</text:p>
          </table:table-cell>
          <table:table-cell table:style-name="ce3" office:value-type="float" office:value="4583" calcext:value-type="float">
            <text:p>4583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3" table:number-columns-repeated="2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safeMapIterator" table:style-name="ta10">
        <office:forms form:automatic-focus="false" form:apply-design-mode="false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21" table:default-cell-style-name="Default"/>
        <table:table-row table:style-name="ro1">
          <table:table-cell table:style-name="ce1"/>
          <table:table-cell office:value-type="string" calcext:value-type="string">
            <text:p>UnsafeMapIterator Random</text:p>
          </table:table-cell>
          <table:table-cell table:style-name="ce1" office:value-type="string" calcext:value-type="string">
            <text:p>Unsafe Map Iterator Worst</text:p>
          </table:table-cell>
          <table:table-cell office:value-type="string" calcext:value-type="string">
            <text:p>Optimised Random</text:p>
          </table:table-cell>
          <table:table-cell office:value-type="string" calcext:value-type="string">
            <text:p>Optimised Worst</text:p>
          </table:table-cell>
          <table:table-cell table:number-columns-repeated="3"/>
          <table:table-cell>
            <draw:frame table:end-cell-address="UnsafeMapIterator.AC37" table:end-x="0.53cm" table:end-y="0.343cm" draw:z-index="0" draw:name="Chart 3" draw:style-name="gr1" draw:text-style-name="P1" svg:width="34.542cm" svg:height="19.272cm" svg:x="0.207cm" svg:y="0.121cm">
              <draw:object draw:notify-on-update-of-ranges="UnsafeMapIterator.A2:UnsafeMapIterator.A13 UnsafeMapIterator.B1:UnsafeMapIterator.B1 UnsafeMapIterator.B2:UnsafeMapIterator.B13 UnsafeMapIterator.C1:UnsafeMapIterator.C1 UnsafeMapIterator.C2:UnsafeMapIterator.C13 UnsafeMapIterator.D1:UnsafeMapIterator.D1 UnsafeMapIterator.D2:UnsafeMapIterator.D13 UnsafeMapIterator.E1:UnsafeMapIterator.E1 UnsafeMapIterator.E2:UnsafeMapIterator.E13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7" calcext:value-type="float">
            <text:p>327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4" calcext:value-type="float">
            <text:p>794</text:p>
          </table:table-cell>
          <table:table-cell office:value-type="float" office:value="887" calcext:value-type="float">
            <text:p>88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99" calcext:value-type="float">
            <text:p>1599</text:p>
          </table:table-cell>
          <table:table-cell office:value-type="float" office:value="2828" calcext:value-type="float">
            <text:p>282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231" calcext:value-type="float">
            <text:p>3231</text:p>
          </table:table-cell>
          <table:table-cell office:value-type="float" office:value="10696" calcext:value-type="float">
            <text:p>1069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968" calcext:value-type="float">
            <text:p>5968</text:p>
          </table:table-cell>
          <table:table-cell office:value-type="float" office:value="47733" calcext:value-type="float">
            <text:p>47733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6342" calcext:value-type="float">
            <text:p>16342</text:p>
          </table:table-cell>
          <table:table-cell office:value-type="float" office:value="218228" calcext:value-type="float">
            <text:p>218228</text:p>
          </table:table-cell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8867" calcext:value-type="float">
            <text:p>28867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63580" calcext:value-type="float">
            <text:p>63580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114710" calcext:value-type="float">
            <text:p>114710</text:p>
          </table:table-cell>
          <table:table-cell/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float" office:value="306785" calcext:value-type="float">
            <text:p>306785</text:p>
          </table:table-cell>
          <table:table-cell/>
          <table:table-cell office:value-type="float" office:value="492" calcext:value-type="float">
            <text:p>49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102400" calcext:value-type="float">
            <text:p>102400</text:p>
          </table:table-cell>
          <table:table-cell office:value-type="float" office:value="480344" calcext:value-type="float">
            <text:p>480344</text:p>
          </table:table-cell>
          <table:table-cell/>
          <table:table-cell office:value-type="float" office:value="990" calcext:value-type="float">
            <text:p>99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204800" calcext:value-type="float">
            <text:p>204800</text:p>
          </table:table-cell>
          <table:table-cell office:value-type="float" office:value="1138816" calcext:value-type="float">
            <text:p>1138816</text:p>
          </table:table-cell>
          <table:table-cell/>
          <table:table-cell office:value-type="float" office:value="2026" calcext:value-type="float">
            <text:p>202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number:text> </number:text>
      <loext:fill-character> </loext:fill-character>
      <number:text>- </number:text>
    </number:number-style>
    <number:text-style style:name="N10120" number:language="en" number:country="GB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number:text> £</number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Zen Hei Sharp" style:font-family-asian="'WenQuanYi Zen Hei Sharp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_20_in_20_one" style:display-name="PageStyle_All in o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oseOpen" style:display-name="PageStyle_CloseOp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dSellDelete" style:display-name="PageStyle_BidSellDele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ction" style:display-name="PageStyle_Auc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ctlyOneSuccess" style:display-name="PageStyle_ExactlyOneSucce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sNext" style:display-name="PageStyle_HasNex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face" style:display-name="PageStyle_Interfa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ttery" style:display-name="PageStyle_Lotte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eMachine" style:display-name="PageStyle_StateMachin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safeMapIterator" style:display-name="PageStyle_UnsafeMapIterato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tas Daraciunas</meta:initial-creator>
    <dc:creator>Mantas Daraciunas</dc:creator>
    <meta:creation-date>2016-12-15T08:48:04</meta:creation-date>
    <dc:date>2017-03-08T12:30:36.223394771</dc:date>
    <meta:generator>LibreOffice/4.3.7.2$Linux_X86_64 LibreOffice_project/430$Build-2</meta:generator>
    <meta:editing-duration>PT10M56S</meta:editing-duration>
    <meta:editing-cycles>1</meta:editing-cycles>
    <meta:document-statistic meta:table-count="10" meta:cell-count="529" meta:object-count="1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70ad47" draw:fill-color="#70ad47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255e91" draw:fill-color="#255e91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9e480e" draw:fill-color="#9e480e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636363" draw:fill-color="#636363"/>
      <style:text-properties fo:color="#000000" style:text-position="0% 100%" fo:font-family="Calibri"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997300" draw:fill-color="#997300"/>
      <style:text-properties fo:color="#000000" style:text-position="0% 100%" fo:font-family="Calibri"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264478" draw:fill-color="#264478"/>
      <style:text-properties fo:color="#000000" style:text-position="0% 100%" fo:font-family="Calibri" fo:font-size="10pt" style:font-size-asian="10pt" style:font-size-complex="10pt"/>
    </style:style>
    <style:style style:name="ch19" style:family="chart">
      <style:graphic-properties draw:fill="none" draw:fill-color="#d9d9d9"/>
    </style:style>
    <style:style style:name="ch20" style:family="chart">
      <style:graphic-properties draw:fill-color="#d9d9d9"/>
    </style:style>
  </office:automatic-styles>
  <office:body>
    <office:chart>
      <chart:chart svg:width="32.641cm" svg:height="12.713cm" xlink:href=".." xlink:type="simple" chart:class="chart:line" chart:column-mapping="1 7 0" chart:style-name="ch1">
        <chart:legend chart:legend-position="end" svg:x="27.828cm" svg:y="4.001cm" style:legend-expansion="high" chart:style-name="ch2"/>
        <chart:plot-area chart:style-name="ch3" table:cell-range-address="HasNext.A2:HasNext.B13 Auction.B1:Auction.B12 ExactlyOneSuccess.B1:ExactlyOneSuccess.B13 HasNext.B1:HasNext.B1 Interface.B1:Interface.B13 Lottery.B1:Lottery.B13 Lottery.C1:Lottery.C9 StateMachine.B1:StateMachine.B13 UnsafeMapIterator.B1:UnsafeMapIterator.C13 CloseOpen.B1:CloseOpen.C12" chart:data-source-has-labels="both" svg:x="2.449cm" svg:y="0.254cm" svg:width="24.727cm" svg:height="11.228cm">
          <chartooo:coordinate-region svg:x="3.661cm" svg:y="0.414cm" svg:width="23.037cm" svg:height="10.65cm"/>
          <chart:axis chart:dimension="x" chart:name="primary-x" chart:style-name="ch4" chartooo:axis-type="auto">
            <chartooo:date-scale/>
            <chart:title svg:x="13.544cm" svg:y="11.736cm" chart:style-name="ch5">
              <text:p>Number of Events</text:p>
            </chart:title>
            <chart:categories table:cell-range-address="HasNext.A2:HasNext.A13"/>
          </chart:axis>
          <chart:axis chart:dimension="y" chart:name="primary-y" chart:style-name="ch6">
            <chart:title svg:x="0.451cm" svg:y="5.59cm" chart:style-name="ch5">
              <text:p>Time, ms</text:p>
            </chart:title>
            <chart:grid chart:style-name="ch7" chart:class="major"/>
          </chart:axis>
          <chart:series chart:style-name="ch8" chart:values-cell-range-address="Auction.B2:Auction.B12" chart:label-cell-address="Auction.B1:Auction.B1" chart:class="chart:line">
            <chart:data-point chart:repeated="11"/>
          </chart:series>
          <chart:series chart:style-name="ch9" chart:values-cell-range-address="ExactlyOneSuccess.B2:ExactlyOneSuccess.B13" chart:label-cell-address="ExactlyOneSuccess.B1:ExactlyOneSuccess.B1" chart:class="chart:line">
            <chart:data-point chart:repeated="12"/>
          </chart:series>
          <chart:series chart:style-name="ch10" chart:values-cell-range-address="HasNext.B2:HasNext.B13" chart:label-cell-address="HasNext.B1:HasNext.B1" chart:class="chart:line">
            <chart:data-point chart:repeated="12"/>
          </chart:series>
          <chart:series chart:style-name="ch11" chart:values-cell-range-address="Interface.B2:Interface.B13" chart:label-cell-address="Interface.B1:Interface.B1" chart:class="chart:line">
            <chart:data-point chart:repeated="12"/>
          </chart:series>
          <chart:series chart:style-name="ch12" chart:values-cell-range-address="Lottery.B2:Lottery.B13" chart:label-cell-address="Lottery.B1:Lottery.B1" chart:class="chart:line">
            <chart:data-point chart:repeated="12"/>
          </chart:series>
          <chart:series chart:style-name="ch13" chart:values-cell-range-address="Lottery.C2:Lottery.C9" chart:label-cell-address="Lottery.C1:Lottery.C1" chart:class="chart:line">
            <chart:data-point chart:repeated="8"/>
          </chart:series>
          <chart:series chart:style-name="ch14" chart:values-cell-range-address="StateMachine.B2:StateMachine.B13" chart:label-cell-address="StateMachine.B1:StateMachine.B1" chart:class="chart:line">
            <chart:data-point chart:repeated="12"/>
          </chart:series>
          <chart:series chart:style-name="ch15" chart:values-cell-range-address="UnsafeMapIterator.B2:UnsafeMapIterator.B13" chart:label-cell-address="UnsafeMapIterator.B1:UnsafeMapIterator.B1" chart:class="chart:line">
            <chart:data-point chart:repeated="12"/>
          </chart:series>
          <chart:series chart:style-name="ch16" chart:values-cell-range-address="UnsafeMapIterator.C2:UnsafeMapIterator.C13" chart:label-cell-address="UnsafeMapIterator.C1:UnsafeMapIterator.C1" chart:class="chart:line">
            <chart:data-point chart:repeated="12"/>
          </chart:series>
          <chart:series chart:style-name="ch17" chart:values-cell-range-address="CloseOpen.B2:CloseOpen.B12" chart:label-cell-address="CloseOpen.B1:CloseOpen.B1" chart:class="chart:line">
            <chart:data-point chart:repeated="11"/>
          </chart:series>
          <chart:series chart:style-name="ch18" chart:values-cell-range-address="CloseOpen.C2:CloseOpen.C12" chart:label-cell-address="CloseOpen.C1:CloseOpen.C1" chart:class="chart:line">
            <chart:data-point chart:repeated="1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ction</text:p>
                <draw:g>
                  <svg:desc>Auction.B1:Auction.B1</svg:desc>
                </draw:g>
              </table:table-cell>
              <table:table-cell office:value-type="string">
                <text:p>ExactlyOneSuccess</text:p>
                <draw:g>
                  <svg:desc>ExactlyOneSuccess.B1:ExactlyOneSuccess.B1</svg:desc>
                </draw:g>
              </table:table-cell>
              <table:table-cell office:value-type="string">
                <text:p>HasNext</text:p>
                <draw:g>
                  <svg:desc>HasNext.B1:HasNext.B1</svg:desc>
                </draw:g>
              </table:table-cell>
              <table:table-cell office:value-type="string">
                <text:p>Interface</text:p>
                <draw:g>
                  <svg:desc>Interface.B1:Interface.B1</svg:desc>
                </draw:g>
              </table:table-cell>
              <table:table-cell office:value-type="string">
                <text:p>Lottery Random</text:p>
                <draw:g>
                  <svg:desc>Lottery.B1:Lottery.B1</svg:desc>
                </draw:g>
              </table:table-cell>
              <table:table-cell office:value-type="string">
                <text:p>Lottery Worst</text:p>
                <draw:g>
                  <svg:desc>Lottery.C1:Lottery.C1</svg:desc>
                </draw:g>
              </table:table-cell>
              <table:table-cell office:value-type="string">
                <text:p>StateMachine</text:p>
                <draw:g>
                  <svg:desc>StateMachine.B1:StateMachine.B1</svg:desc>
                </draw:g>
              </table:table-cell>
              <table:table-cell office:value-type="string">
                <text:p>UnsafeMapIterator Random</text:p>
                <draw:g>
                  <svg:desc>UnsafeMapIterator.B1:UnsafeMapIterator.B1</svg:desc>
                </draw:g>
              </table:table-cell>
              <table:table-cell office:value-type="string">
                <text:p>Unsafe Map Iterator Worst</text:p>
                <draw:g>
                  <svg:desc>UnsafeMapIterator.C1:UnsafeMapIterator.C1</svg:desc>
                </draw:g>
              </table:table-cell>
              <table:table-cell office:value-type="string">
                <text:p>Open Close Random</text:p>
                <draw:g>
                  <svg:desc>CloseOpen.B1:CloseOpen.B1</svg:desc>
                </draw:g>
              </table:table-cell>
              <table:table-cell office:value-type="string">
                <text:p>Open Close Worst</text:p>
                <draw:g>
                  <svg:desc>CloseOpen.C1:CloseOpen.C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HasNext.A2:HasNext.A13</svg:desc>
                </draw:g>
              </table:table-cell>
              <table:table-cell office:value-type="float" office:value="74.5">
                <text:p>74.5</text:p>
                <draw:g>
                  <svg:desc>Auction.B2:Auction.B12</svg:desc>
                </draw:g>
              </table:table-cell>
              <table:table-cell office:value-type="float" office:value="143">
                <text:p>143</text:p>
                <draw:g>
                  <svg:desc>ExactlyOneSuccess.B2:ExactlyOneSuccess.B13</svg:desc>
                </draw:g>
              </table:table-cell>
              <table:table-cell office:value-type="float" office:value="173">
                <text:p>173</text:p>
                <draw:g>
                  <svg:desc>HasNext.B2:HasNext.B13</svg:desc>
                </draw:g>
              </table:table-cell>
              <table:table-cell office:value-type="float" office:value="133">
                <text:p>133</text:p>
                <draw:g>
                  <svg:desc>Interface.B2:Interface.B13</svg:desc>
                </draw:g>
              </table:table-cell>
              <table:table-cell office:value-type="float" office:value="164">
                <text:p>164</text:p>
                <draw:g>
                  <svg:desc>Lottery.B2:Lottery.B13</svg:desc>
                </draw:g>
              </table:table-cell>
              <table:table-cell office:value-type="float" office:value="257">
                <text:p>257</text:p>
                <draw:g>
                  <svg:desc>Lottery.C2:Lottery.C9</svg:desc>
                </draw:g>
              </table:table-cell>
              <table:table-cell office:value-type="float" office:value="20">
                <text:p>20</text:p>
                <draw:g>
                  <svg:desc>StateMachine.B2:StateMachine.B13</svg:desc>
                </draw:g>
              </table:table-cell>
              <table:table-cell office:value-type="float" office:value="327">
                <text:p>327</text:p>
                <draw:g>
                  <svg:desc>UnsafeMapIterator.B2:UnsafeMapIterator.B13</svg:desc>
                </draw:g>
              </table:table-cell>
              <table:table-cell office:value-type="float" office:value="475">
                <text:p>475</text:p>
                <draw:g>
                  <svg:desc>UnsafeMapIterator.C2:UnsafeMapIterator.C13</svg:desc>
                </draw:g>
              </table:table-cell>
              <table:table-cell office:value-type="float" office:value="21">
                <text:p>21</text:p>
                <draw:g>
                  <svg:desc>CloseOpen.B2:CloseOpen.B12</svg:desc>
                </draw:g>
              </table:table-cell>
              <table:table-cell office:value-type="float" office:value="1264">
                <text:p>1264</text:p>
                <draw:g>
                  <svg:desc>CloseOpen.C2:CloseOpen.C12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94.25">
                <text:p>194.25</text:p>
              </table:table-cell>
              <table:table-cell office:value-type="float" office:value="98">
                <text:p>98</text:p>
              </table:table-cell>
              <table:table-cell office:value-type="float" office:value="46">
                <text:p>46</text:p>
              </table:table-cell>
              <table:table-cell office:value-type="float" office:value="161">
                <text:p>161</text:p>
              </table:table-cell>
              <table:table-cell office:value-type="float" office:value="147">
                <text:p>147</text:p>
              </table:table-cell>
              <table:table-cell office:value-type="float" office:value="484">
                <text:p>484</text:p>
              </table:table-cell>
              <table:table-cell office:value-type="float" office:value="0">
                <text:p>0</text:p>
              </table:table-cell>
              <table:table-cell office:value-type="float" office:value="794">
                <text:p>794</text:p>
              </table:table-cell>
              <table:table-cell office:value-type="float" office:value="887">
                <text:p>887</text:p>
              </table:table-cell>
              <table:table-cell office:value-type="float" office:value="71">
                <text:p>71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90.75">
                <text:p>290.75</text:p>
              </table:table-cell>
              <table:table-cell office:value-type="float" office:value="328">
                <text:p>328</text:p>
              </table:table-cell>
              <table:table-cell office:value-type="float" office:value="293">
                <text:p>293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1179">
                <text:p>1179</text:p>
              </table:table-cell>
              <table:table-cell office:value-type="float" office:value="0">
                <text:p>0</text:p>
              </table:table-cell>
              <table:table-cell office:value-type="float" office:value="1599">
                <text:p>1599</text:p>
              </table:table-cell>
              <table:table-cell office:value-type="float" office:value="2828">
                <text:p>2828</text:p>
              </table:table-cell>
              <table:table-cell office:value-type="float" office:value="250">
                <text:p>250</text:p>
              </table:table-cell>
              <table:table-cell office:value-type="float" office:value="13869">
                <text:p>1386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43.25">
                <text:p>443.25</text:p>
              </table:table-cell>
              <table:table-cell office:value-type="float" office:value="663">
                <text:p>663</text:p>
              </table:table-cell>
              <table:table-cell office:value-type="float" office:value="416">
                <text:p>416</text:p>
              </table:table-cell>
              <table:table-cell office:value-type="float" office:value="477">
                <text:p>477</text:p>
              </table:table-cell>
              <table:table-cell office:value-type="float" office:value="831">
                <text:p>831</text:p>
              </table:table-cell>
              <table:table-cell office:value-type="float" office:value="5116">
                <text:p>5116</text:p>
              </table:table-cell>
              <table:table-cell office:value-type="float" office:value="0">
                <text:p>0</text:p>
              </table:table-cell>
              <table:table-cell office:value-type="float" office:value="3231">
                <text:p>3231</text:p>
              </table:table-cell>
              <table:table-cell office:value-type="float" office:value="10696">
                <text:p>10696</text:p>
              </table:table-cell>
              <table:table-cell office:value-type="float" office:value="685">
                <text:p>685</text:p>
              </table:table-cell>
              <table:table-cell office:value-type="float" office:value="63167">
                <text:p>63167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481.25">
                <text:p>1481.25</text:p>
              </table:table-cell>
              <table:table-cell office:value-type="float" office:value="999">
                <text:p>999</text:p>
              </table:table-cell>
              <table:table-cell office:value-type="float" office:value="886">
                <text:p>886</text:p>
              </table:table-cell>
              <table:table-cell office:value-type="float" office:value="1434">
                <text:p>1434</text:p>
              </table:table-cell>
              <table:table-cell office:value-type="float" office:value="2635">
                <text:p>2635</text:p>
              </table:table-cell>
              <table:table-cell office:value-type="float" office:value="22981">
                <text:p>22981</text:p>
              </table:table-cell>
              <table:table-cell office:value-type="float" office:value="3">
                <text:p>3</text:p>
              </table:table-cell>
              <table:table-cell office:value-type="float" office:value="5968">
                <text:p>5968</text:p>
              </table:table-cell>
              <table:table-cell office:value-type="float" office:value="47733">
                <text:p>47733</text:p>
              </table:table-cell>
              <table:table-cell office:value-type="float" office:value="1194">
                <text:p>1194</text:p>
              </table:table-cell>
              <table:table-cell office:value-type="float" office:value="333880">
                <text:p>33388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933.5">
                <text:p>1933.5</text:p>
              </table:table-cell>
              <table:table-cell office:value-type="float" office:value="2920">
                <text:p>2920</text:p>
              </table:table-cell>
              <table:table-cell office:value-type="float" office:value="1809">
                <text:p>1809</text:p>
              </table:table-cell>
              <table:table-cell office:value-type="float" office:value="2350">
                <text:p>2350</text:p>
              </table:table-cell>
              <table:table-cell office:value-type="float" office:value="4531">
                <text:p>4531</text:p>
              </table:table-cell>
              <table:table-cell office:value-type="float" office:value="104155">
                <text:p>104155</text:p>
              </table:table-cell>
              <table:table-cell office:value-type="float" office:value="11">
                <text:p>11</text:p>
              </table:table-cell>
              <table:table-cell office:value-type="float" office:value="16342">
                <text:p>16342</text:p>
              </table:table-cell>
              <table:table-cell office:value-type="float" office:value="218228">
                <text:p>218228</text:p>
              </table:table-cell>
              <table:table-cell office:value-type="float" office:value="2202">
                <text:p>2202</text:p>
              </table:table-cell>
              <table:table-cell office:value-type="float" office:value="939267">
                <text:p>939267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3866.75">
                <text:p>3866.75</text:p>
              </table:table-cell>
              <table:table-cell office:value-type="float" office:value="6103">
                <text:p>6103</text:p>
              </table:table-cell>
              <table:table-cell office:value-type="float" office:value="4219">
                <text:p>4219</text:p>
              </table:table-cell>
              <table:table-cell office:value-type="float" office:value="4220">
                <text:p>4220</text:p>
              </table:table-cell>
              <table:table-cell office:value-type="float" office:value="11541">
                <text:p>11541</text:p>
              </table:table-cell>
              <table:table-cell office:value-type="float" office:value="472217">
                <text:p>472217</text:p>
              </table:table-cell>
              <table:table-cell office:value-type="float" office:value="31">
                <text:p>31</text:p>
              </table:table-cell>
              <table:table-cell office:value-type="float" office:value="28867">
                <text:p>28867</text:p>
              </table:table-cell>
              <table:table-cell office:value-type="float" office:value="NaN">
                <text:p>NaN</text:p>
              </table:table-cell>
              <table:table-cell office:value-type="float" office:value="3432">
                <text:p>3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7908.5">
                <text:p>7908.5</text:p>
              </table:table-cell>
              <table:table-cell office:value-type="float" office:value="8576">
                <text:p>8576</text:p>
              </table:table-cell>
              <table:table-cell office:value-type="float" office:value="7652">
                <text:p>7652</text:p>
              </table:table-cell>
              <table:table-cell office:value-type="float" office:value="8593">
                <text:p>8593</text:p>
              </table:table-cell>
              <table:table-cell office:value-type="float" office:value="28366">
                <text:p>28366</text:p>
              </table:table-cell>
              <table:table-cell office:value-type="float" office:value="2714054">
                <text:p>2714054</text:p>
              </table:table-cell>
              <table:table-cell office:value-type="float" office:value="131">
                <text:p>131</text:p>
              </table:table-cell>
              <table:table-cell office:value-type="float" office:value="63580">
                <text:p>63580</text:p>
              </table:table-cell>
              <table:table-cell office:value-type="float" office:value="NaN">
                <text:p>NaN</text:p>
              </table:table-cell>
              <table:table-cell office:value-type="float" office:value="35036">
                <text:p>35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17004.75">
                <text:p>17004.75</text:p>
              </table:table-cell>
              <table:table-cell office:value-type="float" office:value="21943">
                <text:p>21943</text:p>
              </table:table-cell>
              <table:table-cell office:value-type="float" office:value="16759">
                <text:p>16759</text:p>
              </table:table-cell>
              <table:table-cell office:value-type="float" office:value="22026">
                <text:p>22026</text:p>
              </table:table-cell>
              <table:table-cell office:value-type="float" office:value="56560">
                <text:p>56560</text:p>
              </table:table-cell>
              <table:table-cell office:value-type="float" office:value="NaN">
                <text:p>NaN</text:p>
              </table:table-cell>
              <table:table-cell office:value-type="float" office:value="423">
                <text:p>423</text:p>
              </table:table-cell>
              <table:table-cell office:value-type="float" office:value="114710">
                <text:p>114710</text:p>
              </table:table-cell>
              <table:table-cell office:value-type="float" office:value="NaN">
                <text:p>NaN</text:p>
              </table:table-cell>
              <table:table-cell office:value-type="float" office:value="39698">
                <text:p>39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200">
                <text:p>51200</text:p>
              </table:table-cell>
              <table:table-cell office:value-type="float" office:value="45346">
                <text:p>45346</text:p>
              </table:table-cell>
              <table:table-cell office:value-type="float" office:value="49414">
                <text:p>49414</text:p>
              </table:table-cell>
              <table:table-cell office:value-type="float" office:value="41673">
                <text:p>41673</text:p>
              </table:table-cell>
              <table:table-cell office:value-type="float" office:value="56580">
                <text:p>56580</text:p>
              </table:table-cell>
              <table:table-cell office:value-type="float" office:value="132837">
                <text:p>132837</text:p>
              </table:table-cell>
              <table:table-cell office:value-type="float" office:value="NaN">
                <text:p>NaN</text:p>
              </table:table-cell>
              <table:table-cell office:value-type="float" office:value="1605">
                <text:p>1605</text:p>
              </table:table-cell>
              <table:table-cell office:value-type="float" office:value="306785">
                <text:p>306785</text:p>
              </table:table-cell>
              <table:table-cell office:value-type="float" office:value="NaN">
                <text:p>NaN</text:p>
              </table:table-cell>
              <table:table-cell office:value-type="float" office:value="142698">
                <text:p>142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400">
                <text:p>102400</text:p>
              </table:table-cell>
              <table:table-cell office:value-type="float" office:value="115314.75">
                <text:p>115314.75</text:p>
              </table:table-cell>
              <table:table-cell office:value-type="float" office:value="96999">
                <text:p>96999</text:p>
              </table:table-cell>
              <table:table-cell office:value-type="float" office:value="108181">
                <text:p>108181</text:p>
              </table:table-cell>
              <table:table-cell office:value-type="float" office:value="131359">
                <text:p>131359</text:p>
              </table:table-cell>
              <table:table-cell office:value-type="float" office:value="294681">
                <text:p>294681</text:p>
              </table:table-cell>
              <table:table-cell office:value-type="float" office:value="NaN">
                <text:p>NaN</text:p>
              </table:table-cell>
              <table:table-cell office:value-type="float" office:value="3065">
                <text:p>3065</text:p>
              </table:table-cell>
              <table:table-cell office:value-type="float" office:value="480344">
                <text:p>480344</text:p>
              </table:table-cell>
              <table:table-cell office:value-type="float" office:value="NaN">
                <text:p>NaN</text:p>
              </table:table-cell>
              <table:table-cell office:value-type="float" office:value="955374">
                <text:p>955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4800">
                <text:p>204800</text:p>
              </table:table-cell>
              <table:table-cell office:value-type="float" office:value="NaN">
                <text:p>NaN</text:p>
              </table:table-cell>
              <table:table-cell office:value-type="float" office:value="265377">
                <text:p>265377</text:p>
              </table:table-cell>
              <table:table-cell office:value-type="float" office:value="347403">
                <text:p>347403</text:p>
              </table:table-cell>
              <table:table-cell office:value-type="float" office:value="960431">
                <text:p>960431</text:p>
              </table:table-cell>
              <table:table-cell office:value-type="float" office:value="710273">
                <text:p>710273</text:p>
              </table:table-cell>
              <table:table-cell office:value-type="float" office:value="NaN">
                <text:p>NaN</text:p>
              </table:table-cell>
              <table:table-cell office:value-type="float" office:value="4583">
                <text:p>4583</text:p>
              </table:table-cell>
              <table:table-cell office:value-type="float" office:value="1138816">
                <text:p>1138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4.543cm" svg:height="19.273cm" xlink:href=".." xlink:type="simple" chart:class="chart:line" chart:style-name="ch1">
        <chart:legend chart:legend-position="bottom" svg:x="9.36cm" svg:y="18.569cm" style:legend-expansion="wide" chart:style-name="ch2"/>
        <chart:plot-area chart:style-name="ch3" table:cell-range-address="UnsafeMapIterator.A1:UnsafeMapIterator.E13" chart:data-source-has-labels="both" svg:x="2.487cm" svg:y="0.385cm" svg:width="31.366cm" svg:height="16.822cm">
          <chartooo:coordinate-region svg:x="3.699cm" svg:y="0.545cm" svg:width="29.676cm" svg:height="16.244cm"/>
          <chart:axis chart:dimension="x" chart:name="primary-x" chart:style-name="ch4" chartooo:axis-type="auto">
            <chartooo:date-scale/>
            <chart:title svg:x="16.875cm" svg:y="17.592cm" chart:style-name="ch5">
              <text:p>Number Of Events</text:p>
            </chart:title>
            <chart:categories table:cell-range-address="UnsafeMapIterator.A2:UnsafeMapIterator.A13"/>
          </chart:axis>
          <chart:axis chart:dimension="y" chart:name="primary-y" chart:style-name="ch6">
            <chart:title svg:x="0.451cm" svg:y="8.518cm" chart:style-name="ch5">
              <text:p>Time, ms</text:p>
            </chart:title>
            <chart:grid chart:style-name="ch7" chart:class="major"/>
          </chart:axis>
          <chart:series chart:style-name="ch8" chart:values-cell-range-address="UnsafeMapIterator.B2:UnsafeMapIterator.B13" chart:label-cell-address="UnsafeMapIterator.B1:UnsafeMapIterator.B1" chart:class="chart:line">
            <chart:data-point chart:repeated="12"/>
          </chart:series>
          <chart:series chart:style-name="ch9" chart:values-cell-range-address="UnsafeMapIterator.C2:UnsafeMapIterator.C13" chart:label-cell-address="UnsafeMapIterator.C1:UnsafeMapIterator.C1" chart:class="chart:line">
            <chart:data-point chart:repeated="12"/>
          </chart:series>
          <chart:series chart:style-name="ch10" chart:values-cell-range-address="UnsafeMapIterator.D2:UnsafeMapIterator.D13" chart:label-cell-address="UnsafeMapIterator.D1:UnsafeMapIterator.D1" chart:class="chart:line">
            <chart:data-point chart:repeated="12"/>
          </chart:series>
          <chart:series chart:style-name="ch11" chart:values-cell-range-address="UnsafeMapIterator.E2:UnsafeMapIterator.E13" chart:label-cell-address="UnsafeMapIterator.E1:UnsafeMapIterator.E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safeMapIterator Random</text:p>
                <draw:g>
                  <svg:desc>UnsafeMapIterator.B1:UnsafeMapIterator.B1</svg:desc>
                </draw:g>
              </table:table-cell>
              <table:table-cell office:value-type="string">
                <text:p>Unsafe Map Iterator Worst</text:p>
                <draw:g>
                  <svg:desc>UnsafeMapIterator.C1:UnsafeMapIterator.C1</svg:desc>
                </draw:g>
              </table:table-cell>
              <table:table-cell office:value-type="string">
                <text:p>Optimised Random</text:p>
                <draw:g>
                  <svg:desc>UnsafeMapIterator.D1:UnsafeMapIterator.D1</svg:desc>
                </draw:g>
              </table:table-cell>
              <table:table-cell office:value-type="string">
                <text:p>Optimised Worst</text:p>
                <draw:g>
                  <svg:desc>UnsafeMapIterator.E1:UnsafeMapIterator.E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UnsafeMapIterator.A2:UnsafeMapIterator.A13</svg:desc>
                </draw:g>
              </table:table-cell>
              <table:table-cell office:value-type="float" office:value="327">
                <text:p>327</text:p>
                <draw:g>
                  <svg:desc>UnsafeMapIterator.B2:UnsafeMapIterator.B13</svg:desc>
                </draw:g>
              </table:table-cell>
              <table:table-cell office:value-type="float" office:value="475">
                <text:p>475</text:p>
                <draw:g>
                  <svg:desc>UnsafeMapIterator.C2:UnsafeMapIterator.C13</svg:desc>
                </draw:g>
              </table:table-cell>
              <table:table-cell office:value-type="float" office:value="0">
                <text:p>0</text:p>
                <draw:g>
                  <svg:desc>UnsafeMapIterator.D2:UnsafeMapIterator.D13</svg:desc>
                </draw:g>
              </table:table-cell>
              <table:table-cell office:value-type="float" office:value="1">
                <text:p>1</text:p>
                <draw:g>
                  <svg:desc>UnsafeMapIterator.E2:UnsafeMapIterator.E13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94">
                <text:p>794</text:p>
              </table:table-cell>
              <table:table-cell office:value-type="float" office:value="887">
                <text:p>88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599">
                <text:p>1599</text:p>
              </table:table-cell>
              <table:table-cell office:value-type="float" office:value="2828">
                <text:p>282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231">
                <text:p>3231</text:p>
              </table:table-cell>
              <table:table-cell office:value-type="float" office:value="10696">
                <text:p>10696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5968">
                <text:p>5968</text:p>
              </table:table-cell>
              <table:table-cell office:value-type="float" office:value="47733">
                <text:p>47733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6342">
                <text:p>16342</text:p>
              </table:table-cell>
              <table:table-cell office:value-type="float" office:value="218228">
                <text:p>218228</text:p>
              </table:table-cell>
              <table:table-cell office:value-type="float" office:value="29">
                <text:p>2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28867">
                <text:p>28867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63580">
                <text:p>63580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114710">
                <text:p>114710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200">
                <text:p>51200</text:p>
              </table:table-cell>
              <table:table-cell office:value-type="float" office:value="306785">
                <text:p>306785</text:p>
              </table:table-cell>
              <table:table-cell office:value-type="float" office:value="NaN">
                <text:p>NaN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400">
                <text:p>102400</text:p>
              </table:table-cell>
              <table:table-cell office:value-type="float" office:value="480344">
                <text:p>480344</text:p>
              </table:table-cell>
              <table:table-cell office:value-type="float" office:value="NaN">
                <text:p>NaN</text:p>
              </table:table-cell>
              <table:table-cell office:value-type="float" office:value="990">
                <text:p>9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4800">
                <text:p>204800</text:p>
              </table:table-cell>
              <table:table-cell office:value-type="float" office:value="1138816">
                <text:p>1138816</text:p>
              </table:table-cell>
              <table:table-cell office:value-type="float" office:value="NaN">
                <text:p>NaN</text:p>
              </table:table-cell>
              <table:table-cell office:value-type="float" office:value="2026">
                <text:p>202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42.228cm" svg:height="23.468cm" xlink:href=".." xlink:type="simple" chart:class="chart:line" chart:style-name="ch1">
        <chart:legend chart:legend-position="bottom" svg:x="14.156cm" svg:y="22.764cm" style:legend-expansion="wide" chart:style-name="ch2"/>
        <chart:plot-area chart:style-name="ch3" table:cell-range-address="CloseOpen.A1:CloseOpen.E17" chart:data-source-has-labels="both" svg:x="2.641cm" svg:y="0.469cm" svg:width="38.743cm" svg:height="20.849cm">
          <chartooo:coordinate-region svg:x="3.853cm" svg:y="0.629cm" svg:width="37.531cm" svg:height="20.271cm"/>
          <chart:axis chart:dimension="x" chart:name="primary-x" chart:style-name="ch4" chartooo:axis-type="auto">
            <chartooo:date-scale/>
            <chart:title svg:x="20.717cm" svg:y="21.787cm" chart:style-name="ch5">
              <text:p>Number Of Events</text:p>
            </chart:title>
            <chart:categories table:cell-range-address="CloseOpen.A2:CloseOpen.A17"/>
          </chart:axis>
          <chart:axis chart:dimension="y" chart:name="primary-y" chart:style-name="ch6">
            <chart:title svg:x="0.451cm" svg:y="10.615cm" chart:style-name="ch5">
              <text:p>Time, ms</text:p>
            </chart:title>
            <chart:grid chart:style-name="ch7" chart:class="major"/>
          </chart:axis>
          <chart:series chart:style-name="ch8" chart:values-cell-range-address="CloseOpen.B2:CloseOpen.B17" chart:label-cell-address="CloseOpen.B1:CloseOpen.B1" chart:class="chart:line">
            <chart:data-point chart:repeated="16"/>
          </chart:series>
          <chart:series chart:style-name="ch9" chart:values-cell-range-address="CloseOpen.C2:CloseOpen.C17" chart:label-cell-address="CloseOpen.C1:CloseOpen.C1" chart:class="chart:line">
            <chart:data-point chart:repeated="16"/>
          </chart:series>
          <chart:series chart:style-name="ch10" chart:values-cell-range-address="CloseOpen.D2:CloseOpen.D17" chart:label-cell-address="CloseOpen.D1:CloseOpen.D1" chart:class="chart:line">
            <chart:data-point chart:repeated="16"/>
          </chart:series>
          <chart:series chart:style-name="ch11" chart:values-cell-range-address="CloseOpen.E2:CloseOpen.E17" chart:label-cell-address="CloseOpen.E1:CloseOpen.E1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Close Random</text:p>
                <draw:g>
                  <svg:desc>CloseOpen.B1:CloseOpen.B1</svg:desc>
                </draw:g>
              </table:table-cell>
              <table:table-cell office:value-type="string">
                <text:p>Open Close Worst</text:p>
                <draw:g>
                  <svg:desc>CloseOpen.C1:CloseOpen.C1</svg:desc>
                </draw:g>
              </table:table-cell>
              <table:table-cell office:value-type="string">
                <text:p>Optimised Random</text:p>
                <draw:g>
                  <svg:desc>CloseOpen.D1:CloseOpen.D1</svg:desc>
                </draw:g>
              </table:table-cell>
              <table:table-cell office:value-type="string">
                <text:p>Optimised Worst</text:p>
                <draw:g>
                  <svg:desc>CloseOpen.E1:CloseOpen.E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CloseOpen.A2:CloseOpen.A17</svg:desc>
                </draw:g>
              </table:table-cell>
              <table:table-cell office:value-type="float" office:value="21">
                <text:p>21</text:p>
                <draw:g>
                  <svg:desc>CloseOpen.B2:CloseOpen.B17</svg:desc>
                </draw:g>
              </table:table-cell>
              <table:table-cell office:value-type="float" office:value="1264">
                <text:p>1264</text:p>
                <draw:g>
                  <svg:desc>CloseOpen.C2:CloseOpen.C17</svg:desc>
                </draw:g>
              </table:table-cell>
              <table:table-cell office:value-type="float" office:value="0">
                <text:p>0</text:p>
                <draw:g>
                  <svg:desc>CloseOpen.D2:CloseOpen.D17</svg:desc>
                </draw:g>
              </table:table-cell>
              <table:table-cell office:value-type="float" office:value="0">
                <text:p>0</text:p>
                <draw:g>
                  <svg:desc>CloseOpen.E2:CloseOpen.E17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1">
                <text:p>71</text:p>
              </table:table-cell>
              <table:table-cell office:value-type="float" office:value="3390">
                <text:p>33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50">
                <text:p>250</text:p>
              </table:table-cell>
              <table:table-cell office:value-type="float" office:value="13869">
                <text:p>1386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685">
                <text:p>685</text:p>
              </table:table-cell>
              <table:table-cell office:value-type="float" office:value="63167">
                <text:p>6316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194">
                <text:p>1194</text:p>
              </table:table-cell>
              <table:table-cell office:value-type="float" office:value="333880">
                <text:p>33388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202">
                <text:p>2202</text:p>
              </table:table-cell>
              <table:table-cell office:value-type="float" office:value="939267">
                <text:p>939267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3432">
                <text:p>3432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35036">
                <text:p>35036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39698">
                <text:p>39698</text:p>
              </table:table-cell>
              <table:table-cell office:value-type="float" office:value="NaN">
                <text:p>NaN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200">
                <text:p>51200</text:p>
              </table:table-cell>
              <table:table-cell office:value-type="float" office:value="142698">
                <text:p>142698</text:p>
              </table:table-cell>
              <table:table-cell office:value-type="float" office:value="NaN">
                <text:p>NaN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400">
                <text:p>102400</text:p>
              </table:table-cell>
              <table:table-cell office:value-type="float" office:value="955374">
                <text:p>955374</text:p>
              </table:table-cell>
              <table:table-cell office:value-type="float" office:value="NaN">
                <text:p>NaN</text:p>
              </table:table-cell>
              <table:table-cell office:value-type="float" office:value="736">
                <text:p>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symbol-type="automatic"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5.57cm" svg:height="24.676cm" xlink:href=".." xlink:type="simple" chart:class="chart:line" chart:style-name="ch1">
        <chart:legend chart:legend-position="bottom" svg:x="10.536cm" svg:y="23.972cm" style:legend-expansion="wide" chart:style-name="ch2"/>
        <chart:plot-area chart:style-name="ch3" table:cell-range-address="BidSellDelete.A1:BidSellDelete.E14" chart:data-source-has-labels="both" svg:x="2.429cm" svg:y="0.493cm" svg:width="32.43cm" svg:height="22.009cm">
          <chartooo:coordinate-region svg:x="3.483cm" svg:y="0.653cm" svg:width="30.898cm" svg:height="21.431cm"/>
          <chart:axis chart:dimension="x" chart:name="primary-x" chart:style-name="ch4" chartooo:axis-type="auto">
            <chartooo:date-scale/>
            <chart:title svg:x="17.349cm" svg:y="22.995cm" chart:style-name="ch5">
              <text:p>Number Of Events</text:p>
            </chart:title>
            <chart:categories table:cell-range-address="BidSellDelete.A2:BidSellDelete.A14"/>
          </chart:axis>
          <chart:axis chart:dimension="y" chart:name="primary-y" chart:style-name="ch6">
            <chart:title svg:x="0.451cm" svg:y="11.219cm" chart:style-name="ch5">
              <text:p>Time,ms</text:p>
            </chart:title>
            <chart:grid chart:style-name="ch7" chart:class="major"/>
          </chart:axis>
          <chart:series chart:style-name="ch8" chart:values-cell-range-address="BidSellDelete.B2:BidSellDelete.B14" chart:label-cell-address="BidSellDelete.B1:BidSellDelete.B1" chart:class="chart:line">
            <chart:data-point chart:repeated="13"/>
          </chart:series>
          <chart:series chart:style-name="ch9" chart:values-cell-range-address="BidSellDelete.C2:BidSellDelete.C14" chart:label-cell-address="BidSellDelete.C1:BidSellDelete.C1" chart:class="chart:line">
            <chart:data-point chart:repeated="13"/>
          </chart:series>
          <chart:series chart:style-name="ch10" chart:values-cell-range-address="BidSellDelete.D2:BidSellDelete.D14" chart:label-cell-address="BidSellDelete.D1:BidSellDelete.D1" chart:class="chart:line">
            <chart:data-point chart:repeated="13"/>
          </chart:series>
          <chart:series chart:style-name="ch11" chart:values-cell-range-address="BidSellDelete.E2:BidSellDelete.E14" chart:label-cell-address="BidSellDelete.E1:BidSellDelete.E1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diferent Items </text:p>
                <draw:g>
                  <svg:desc>BidSellDelete.B1:BidSellDelete.B1</svg:desc>
                </draw:g>
              </table:table-cell>
              <table:table-cell office:value-type="string">
                <text:p>With only one Item</text:p>
                <draw:g>
                  <svg:desc>BidSellDelete.C1:BidSellDelete.C1</svg:desc>
                </draw:g>
              </table:table-cell>
              <table:table-cell office:value-type="string">
                <text:p>Optimized Random</text:p>
                <draw:g>
                  <svg:desc>BidSellDelete.D1:BidSellDelete.D1</svg:desc>
                </draw:g>
              </table:table-cell>
              <table:table-cell office:value-type="string">
                <text:p>Optimised One Item</text:p>
                <draw:g>
                  <svg:desc>BidSellDelete.E1:BidSellDelete.E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BidSellDelete.A2:BidSellDelete.A14</svg:desc>
                </draw:g>
              </table:table-cell>
              <table:table-cell office:value-type="float" office:value="220.5">
                <text:p>220.5</text:p>
                <draw:g>
                  <svg:desc>BidSellDelete.B2:BidSellDelete.B14</svg:desc>
                </draw:g>
              </table:table-cell>
              <table:table-cell office:value-type="float" office:value="81.25">
                <text:p>81.25</text:p>
                <draw:g>
                  <svg:desc>BidSellDelete.C2:BidSellDelete.C14</svg:desc>
                </draw:g>
              </table:table-cell>
              <table:table-cell office:value-type="float" office:value="0">
                <text:p>0</text:p>
                <draw:g>
                  <svg:desc>BidSellDelete.D2:BidSellDelete.D14</svg:desc>
                </draw:g>
              </table:table-cell>
              <table:table-cell office:value-type="float" office:value="0">
                <text:p>0</text:p>
                <draw:g>
                  <svg:desc>BidSellDelete.E2:BidSellDelete.E14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72.25">
                <text:p>172.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647.5">
                <text:p>647.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49.75">
                <text:p>149.7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592">
                <text:p>159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361.5">
                <text:p>2361.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5100.5">
                <text:p>5100.5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500">
                <text:p>7500</text:p>
              </table:table-cell>
              <table:table-cell office:value-type="float" office:value="1647">
                <text:p>164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10096.5">
                <text:p>10096.5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24381.5">
                <text:p>24381.5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200">
                <text:p>51200</text:p>
              </table:table-cell>
              <table:table-cell office:value-type="float" office:value="52711">
                <text:p>52711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16425.75">
                <text:p>116425.75</text:p>
              </table:table-cell>
              <table:table-cell office:value-type="float" office:value="49006.5">
                <text:p>49006.5</text:p>
              </table:table-cell>
              <table:table-cell office:value-type="float" office:value="1727">
                <text:p>1727</text:p>
              </table:table-cell>
              <table:table-cell office:value-type="float" office:value="170">
                <text:p>17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36.278cm" svg:height="20.281cm" xlink:href=".." xlink:type="simple" chart:class="chart:line" chart:style-name="ch1">
        <chart:plot-area chart:style-name="ch2" table:cell-range-address="Auction.A1:Auction.B12" chart:data-source-has-labels="both" svg:x="2.522cm" svg:y="0.405cm" svg:width="33.031cm" svg:height="18.494cm">
          <chartooo:coordinate-region svg:x="3.576cm" svg:y="0.565cm" svg:width="31.499cm" svg:height="17.916cm"/>
          <chart:axis chart:dimension="x" chart:name="primary-x" chart:style-name="ch3" chartooo:axis-type="auto">
            <chartooo:date-scale/>
            <chart:title svg:x="17.769cm" svg:y="19.304cm" chart:style-name="ch4">
              <text:p>Number of Events</text:p>
            </chart:title>
            <chart:categories table:cell-range-address="Auction.A2:Auction.A12"/>
          </chart:axis>
          <chart:axis chart:dimension="y" chart:name="primary-y" chart:style-name="ch5">
            <chart:title svg:x="0.451cm" svg:y="9.374cm" chart:style-name="ch4">
              <text:p>Time, ms</text:p>
            </chart:title>
            <chart:grid chart:style-name="ch6" chart:class="major"/>
          </chart:axis>
          <chart:series chart:style-name="ch7" chart:values-cell-range-address="Auction.B2:Auction.B12" chart:label-cell-address="Auction.B1:Auction.B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ction</text:p>
                <draw:g>
                  <svg:desc>Auction.B1:Auction.B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Auction.A2:Auction.A12</svg:desc>
                </draw:g>
              </table:table-cell>
              <table:table-cell office:value-type="float" office:value="74.5">
                <text:p>74.5</text:p>
                <draw:g>
                  <svg:desc>Auction.B2:Auction.B12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94.25">
                <text:p>194.2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90.75">
                <text:p>290.7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43.25">
                <text:p>443.2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481.25">
                <text:p>1481.25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933.5">
                <text:p>1933.5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3866.75">
                <text:p>3866.75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7908.5">
                <text:p>7908.5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17004.75">
                <text:p>17004.75</text:p>
              </table:table-cell>
            </table:table-row>
            <table:table-row>
              <table:table-cell office:value-type="float" office:value="51200">
                <text:p>51200</text:p>
              </table:table-cell>
              <table:table-cell office:value-type="float" office:value="45346">
                <text:p>45346</text:p>
              </table:table-cell>
            </table:table-row>
            <table:table-row>
              <table:table-cell office:value-type="float" office:value="102400">
                <text:p>102400</text:p>
              </table:table-cell>
              <table:table-cell office:value-type="float" office:value="115314.75">
                <text:p>115314.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3.807cm" svg:height="20.93cm" xlink:href=".." xlink:type="simple" chart:class="chart:line" chart:style-name="ch1">
        <chart:plot-area chart:style-name="ch2" table:cell-range-address="ExactlyOneSuccess.A1:ExactlyOneSuccess.C13" chart:data-source-has-labels="both" svg:x="2.473cm" svg:y="0.418cm" svg:width="30.658cm" svg:height="19.117cm">
          <chartooo:coordinate-region svg:x="3.527cm" svg:y="0.578cm" svg:width="29.126cm" svg:height="18.539cm"/>
          <chart:axis chart:dimension="x" chart:name="primary-x" chart:style-name="ch3" chartooo:axis-type="auto">
            <chartooo:date-scale/>
            <chart:title svg:x="16.666cm" svg:y="19.953cm" chart:style-name="ch4">
              <text:p>Nuber of Events</text:p>
            </chart:title>
            <chart:categories table:cell-range-address="ExactlyOneSuccess.A2:ExactlyOneSuccess.A13"/>
          </chart:axis>
          <chart:axis chart:dimension="y" chart:name="primary-y" chart:style-name="ch5">
            <chart:title svg:x="0.451cm" svg:y="9.698cm" chart:style-name="ch4">
              <text:p>Time, ms</text:p>
            </chart:title>
            <chart:grid chart:style-name="ch6" chart:class="major"/>
          </chart:axis>
          <chart:series chart:style-name="ch7" chart:values-cell-range-address="ExactlyOneSuccess.B2:ExactlyOneSuccess.B13" chart:label-cell-address="ExactlyOneSuccess.B1:ExactlyOneSuccess.B1" chart:class="chart:line">
            <chart:data-point chart:repeated="12"/>
          </chart:series>
          <chart:series chart:style-name="ch8" chart:values-cell-range-address="ExactlyOneSuccess.C2:ExactlyOneSuccess.C13" chart:label-cell-address="ExactlyOneSuccess.C1:ExactlyOneSuccess.C1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actlyOneSuccess</text:p>
                <draw:g>
                  <svg:desc>ExactlyOneSuccess.B1:ExactlyOneSuccess.B1</svg:desc>
                </draw:g>
              </table:table-cell>
              <table:table-cell office:value-type="string">
                <text:p>Optimised </text:p>
                <draw:g>
                  <svg:desc>ExactlyOneSuccess.C1:ExactlyOneSuccess.C1</svg:desc>
                </draw:g>
              </table:table-cell>
            </table:table-row>
          </table:table-header-rows>
          <table:table-rows>
            <table:table-row>
              <table:table-cell office:value-type="float" office:value="102">
                <text:p>100</text:p>
                <draw:g>
                  <svg:desc>ExactlyOneSuccess.A2:ExactlyOneSuccess.A13</svg:desc>
                </draw:g>
              </table:table-cell>
              <table:table-cell office:value-type="float" office:value="143">
                <text:p>143</text:p>
                <draw:g>
                  <svg:desc>ExactlyOneSuccess.B2:ExactlyOneSuccess.B13</svg:desc>
                </draw:g>
              </table:table-cell>
              <table:table-cell office:value-type="float" office:value="0">
                <text:p>0</text:p>
                <draw:g>
                  <svg:desc>ExactlyOneSuccess.C2:ExactlyOneSuccess.C13</svg:desc>
                </draw:g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28">
                <text:p>3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663">
                <text:p>6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01">
                <text:p>1600</text:p>
              </table:table-cell>
              <table:table-cell office:value-type="float" office:value="999">
                <text:p>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201">
                <text:p>3200</text:p>
              </table:table-cell>
              <table:table-cell office:value-type="float" office:value="2920">
                <text:p>29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6103">
                <text:p>61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2802">
                <text:p>12800</text:p>
              </table:table-cell>
              <table:table-cell office:value-type="float" office:value="8576">
                <text:p>85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21943">
                <text:p>2194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51202">
                <text:p>51200</text:p>
              </table:table-cell>
              <table:table-cell office:value-type="float" office:value="49414">
                <text:p>4941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102401">
                <text:p>102400</text:p>
              </table:table-cell>
              <table:table-cell office:value-type="float" office:value="96999">
                <text:p>96999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204800">
                <text:p>204800</text:p>
              </table:table-cell>
              <table:table-cell office:value-type="float" office:value="265377">
                <text:p>265377</text:p>
              </table:table-cell>
              <table:table-cell office:value-type="float" office:value="1201">
                <text:p>12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7.959cm" svg:height="20.717cm" xlink:href=".." xlink:type="simple" chart:class="chart:line" chart:style-name="ch1">
        <chart:plot-area chart:style-name="ch2" table:cell-range-address="HasNext.A1:HasNext.C13" chart:data-source-has-labels="both" svg:x="2.556cm" svg:y="0.414cm" svg:width="34.644cm" svg:height="18.912cm">
          <chartooo:coordinate-region svg:x="3.61cm" svg:y="0.574cm" svg:width="33.112cm" svg:height="18.334cm"/>
          <chart:axis chart:dimension="x" chart:name="primary-x" chart:style-name="ch3" chartooo:axis-type="auto">
            <chartooo:date-scale/>
            <chart:title svg:x="18.61cm" svg:y="19.74cm" chart:style-name="ch4">
              <text:p>Number of Events</text:p>
            </chart:title>
            <chart:categories table:cell-range-address="HasNext.A2:HasNext.A13"/>
          </chart:axis>
          <chart:axis chart:dimension="y" chart:name="primary-y" chart:style-name="ch5">
            <chart:title svg:x="0.451cm" svg:y="9.592cm" chart:style-name="ch4">
              <text:p>Time, ms</text:p>
            </chart:title>
            <chart:grid chart:style-name="ch6" chart:class="major"/>
          </chart:axis>
          <chart:series chart:style-name="ch7" chart:values-cell-range-address="HasNext.B2:HasNext.B13" chart:label-cell-address="HasNext.B1:HasNext.B1" chart:class="chart:line">
            <chart:data-point chart:repeated="12"/>
          </chart:series>
          <chart:series chart:style-name="ch8" chart:values-cell-range-address="HasNext.C2:HasNext.C13" chart:label-cell-address="HasNext.C1:HasNext.C1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sNext</text:p>
                <draw:g>
                  <svg:desc>HasNext.B1:HasNext.B1</svg:desc>
                </draw:g>
              </table:table-cell>
              <table:table-cell office:value-type="string">
                <text:p>Optimised</text:p>
                <draw:g>
                  <svg:desc>HasNext.C1:HasNext.C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HasNext.A2:HasNext.A13</svg:desc>
                </draw:g>
              </table:table-cell>
              <table:table-cell office:value-type="float" office:value="173">
                <text:p>173</text:p>
                <draw:g>
                  <svg:desc>HasNext.B2:HasNext.B13</svg:desc>
                </draw:g>
              </table:table-cell>
              <table:table-cell office:value-type="float" office:value="0">
                <text:p>0</text:p>
                <draw:g>
                  <svg:desc>HasNext.C2:HasNext.C13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93">
                <text:p>2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16">
                <text:p>4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886">
                <text:p>8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809">
                <text:p>18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4219">
                <text:p>421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7652">
                <text:p>76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16759">
                <text:p>16759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51200">
                <text:p>51200</text:p>
              </table:table-cell>
              <table:table-cell office:value-type="float" office:value="41673">
                <text:p>41673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102400">
                <text:p>102400</text:p>
              </table:table-cell>
              <table:table-cell office:value-type="float" office:value="108181">
                <text:p>108181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204800">
                <text:p>204800</text:p>
              </table:table-cell>
              <table:table-cell office:value-type="float" office:value="347403">
                <text:p>347403</text:p>
              </table:table-cell>
              <table:table-cell office:value-type="float" office:value="1284">
                <text:p>128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6.007cm" svg:height="22.503cm" xlink:href=".." xlink:type="simple" chart:class="chart:line" chart:style-name="ch1">
        <chart:plot-area chart:style-name="ch2" table:cell-range-address="Interface.A1:Interface.C13" chart:data-source-has-labels="both" svg:x="2.517cm" svg:y="0.45cm" svg:width="32.77cm" svg:height="20.626cm">
          <chartooo:coordinate-region svg:x="3.729cm" svg:y="0.61cm" svg:width="31.08cm" svg:height="20.048cm"/>
          <chart:axis chart:dimension="x" chart:name="primary-x" chart:style-name="ch3" chartooo:axis-type="auto">
            <chartooo:date-scale/>
            <chart:title svg:x="17.607cm" svg:y="21.526cm" chart:style-name="ch4">
              <text:p>Number Of Events</text:p>
            </chart:title>
            <chart:categories table:cell-range-address="Interface.A2:Interface.A13"/>
          </chart:axis>
          <chart:axis chart:dimension="y" chart:name="primary-y" chart:style-name="ch5">
            <chart:title svg:x="0.451cm" svg:y="10.485cm" chart:style-name="ch4">
              <text:p>Time, ms</text:p>
            </chart:title>
            <chart:grid chart:style-name="ch6" chart:class="major"/>
          </chart:axis>
          <chart:series chart:style-name="ch7" chart:values-cell-range-address="Interface.B2:Interface.B13" chart:label-cell-address="Interface.B1:Interface.B1" chart:class="chart:line">
            <chart:data-point chart:repeated="12"/>
          </chart:series>
          <chart:series chart:style-name="ch8" chart:values-cell-range-address="Interface.C2:Interface.C13" chart:label-cell-address="Interface.C1:Interface.C1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rface</text:p>
                <draw:g>
                  <svg:desc>Interface.B1:Interface.B1</svg:desc>
                </draw:g>
              </table:table-cell>
              <table:table-cell office:value-type="string">
                <text:p>Optimised</text:p>
                <draw:g>
                  <svg:desc>Interface.C1:Interface.C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Interface.A2:Interface.A13</svg:desc>
                </draw:g>
              </table:table-cell>
              <table:table-cell office:value-type="float" office:value="133">
                <text:p>133</text:p>
                <draw:g>
                  <svg:desc>Interface.B2:Interface.B13</svg:desc>
                </draw:g>
              </table:table-cell>
              <table:table-cell office:value-type="float" office:value="1">
                <text:p>1</text:p>
                <draw:g>
                  <svg:desc>Interface.C2:Interface.C13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61">
                <text:p>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43">
                <text:p>2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77">
                <text:p>4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434">
                <text:p>14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350">
                <text:p>23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4220">
                <text:p>42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8593">
                <text:p>859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22026">
                <text:p>2202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51200">
                <text:p>51200</text:p>
              </table:table-cell>
              <table:table-cell office:value-type="float" office:value="56580">
                <text:p>5658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102400">
                <text:p>102400</text:p>
              </table:table-cell>
              <table:table-cell office:value-type="float" office:value="131359">
                <text:p>131359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204800">
                <text:p>204800</text:p>
              </table:table-cell>
              <table:table-cell office:value-type="float" office:value="960431">
                <text:p>960431</text:p>
              </table:table-cell>
              <table:table-cell office:value-type="float" office:value="1539">
                <text:p>153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35.092cm" svg:height="20.623cm" xlink:href=".." xlink:type="simple" chart:class="chart:line" chart:style-name="ch1">
        <chart:legend chart:legend-position="bottom" svg:x="14.583cm" svg:y="19.919cm" style:legend-expansion="wide" chart:style-name="ch2"/>
        <chart:plot-area chart:style-name="ch3" table:cell-range-address="Lottery.A1:Lottery.C13" chart:data-source-has-labels="both" svg:x="2.983cm" svg:y="0.533cm" svg:width="31.975cm" svg:height="16.258cm">
          <chartooo:coordinate-region svg:x="4.195cm" svg:y="0.694cm" svg:width="30.285cm" svg:height="15.679cm"/>
          <chart:axis chart:dimension="x" chart:name="primary-x" chart:style-name="ch4" chartooo:axis-type="auto">
            <chartooo:date-scale/>
            <chart:title svg:x="17.702cm" svg:y="17.203cm" chart:style-name="ch5">
              <text:p>Number of Events</text:p>
            </chart:title>
            <chart:categories table:cell-range-address="Lottery.A2:Lottery.A13"/>
          </chart:axis>
          <chart:axis chart:dimension="y" chart:name="primary-y" chart:style-name="ch6">
            <chart:title svg:x="0.936cm" svg:y="8.384cm" chart:style-name="ch5">
              <text:p>Time, ms</text:p>
            </chart:title>
            <chart:grid chart:style-name="ch7" chart:class="major"/>
          </chart:axis>
          <chart:series chart:style-name="ch8" chart:values-cell-range-address="Lottery.B2:Lottery.B13" chart:label-cell-address="Lottery.B1:Lottery.B1" chart:class="chart:line">
            <chart:data-point chart:repeated="12"/>
          </chart:series>
          <chart:series chart:style-name="ch9" chart:values-cell-range-address="Lottery.C2:Lottery.C13" chart:label-cell-address="Lottery.C1:Lottery.C1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ttery Random</text:p>
                <draw:g>
                  <svg:desc>Lottery.B1:Lottery.B1</svg:desc>
                </draw:g>
              </table:table-cell>
              <table:table-cell office:value-type="string">
                <text:p>Lottery Worst</text:p>
                <draw:g>
                  <svg:desc>Lottery.C1:Lottery.C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Lottery.A2:Lottery.A13</svg:desc>
                </draw:g>
              </table:table-cell>
              <table:table-cell office:value-type="float" office:value="164">
                <text:p>164</text:p>
                <draw:g>
                  <svg:desc>Lottery.B2:Lottery.B13</svg:desc>
                </draw:g>
              </table:table-cell>
              <table:table-cell office:value-type="float" office:value="257">
                <text:p>257</text:p>
                <draw:g>
                  <svg:desc>Lottery.C2:Lottery.C13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47">
                <text:p>147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03">
                <text:p>303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31">
                <text:p>831</text:p>
              </table:table-cell>
              <table:table-cell office:value-type="float" office:value="5116">
                <text:p>511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2635">
                <text:p>2635</text:p>
              </table:table-cell>
              <table:table-cell office:value-type="float" office:value="22981">
                <text:p>22981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4531">
                <text:p>4531</text:p>
              </table:table-cell>
              <table:table-cell office:value-type="float" office:value="104155">
                <text:p>104155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11541">
                <text:p>11541</text:p>
              </table:table-cell>
              <table:table-cell office:value-type="float" office:value="472217">
                <text:p>472217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28366">
                <text:p>28366</text:p>
              </table:table-cell>
              <table:table-cell office:value-type="float" office:value="2714054">
                <text:p>2714054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56560">
                <text:p>56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200">
                <text:p>51200</text:p>
              </table:table-cell>
              <table:table-cell office:value-type="float" office:value="132837">
                <text:p>132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400">
                <text:p>102400</text:p>
              </table:table-cell>
              <table:table-cell office:value-type="float" office:value="294681">
                <text:p>294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4800">
                <text:p>204800</text:p>
              </table:table-cell>
              <table:table-cell office:value-type="float" office:value="710273">
                <text:p>71027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9.845cm" svg:height="17.713cm" xlink:href=".." xlink:type="simple" chart:class="chart:line" chart:style-name="ch1">
        <chart:plot-area chart:style-name="ch2" table:cell-range-address="StateMachine.A1:StateMachine.C13" chart:data-source-has-labels="both" svg:x="2.393cm" svg:y="0.354cm" svg:width="26.856cm" svg:height="16.028cm">
          <chartooo:coordinate-region svg:x="3.129cm" svg:y="0.514cm" svg:width="25.642cm" svg:height="15.45cm"/>
          <chart:axis chart:dimension="x" chart:name="primary-x" chart:style-name="ch3" chartooo:axis-type="auto">
            <chartooo:date-scale/>
            <chart:title svg:x="14.553cm" svg:y="16.736cm" chart:style-name="ch4">
              <text:p>Number of Events</text:p>
            </chart:title>
            <chart:categories table:cell-range-address="StateMachine.A2:StateMachine.A13"/>
          </chart:axis>
          <chart:axis chart:dimension="y" chart:name="primary-y" chart:style-name="ch5">
            <chart:title svg:x="0.451cm" svg:y="8.09cm" chart:style-name="ch4">
              <text:p>Time, ms</text:p>
            </chart:title>
            <chart:grid chart:style-name="ch6" chart:class="major"/>
          </chart:axis>
          <chart:series chart:style-name="ch7" chart:values-cell-range-address="StateMachine.B2:StateMachine.B13" chart:label-cell-address="StateMachine.B1:StateMachine.B1" chart:class="chart:line">
            <chart:data-point chart:repeated="12"/>
          </chart:series>
          <chart:series chart:style-name="ch8" chart:values-cell-range-address="StateMachine.C2:StateMachine.C13" chart:label-cell-address="StateMachine.C1:StateMachine.C1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Machine</text:p>
                <draw:g>
                  <svg:desc>StateMachine.B1:StateMachine.B1</svg:desc>
                </draw:g>
              </table:table-cell>
              <table:table-cell office:value-type="string">
                <text:p>Optimised</text:p>
                <draw:g>
                  <svg:desc>StateMachine.C1:StateMachine.C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tateMachine.A2:StateMachine.A13</svg:desc>
                </draw:g>
              </table:table-cell>
              <table:table-cell office:value-type="float" office:value="20">
                <text:p>20</text:p>
                <draw:g>
                  <svg:desc>StateMachine.B2:StateMachine.B13</svg:desc>
                </draw:g>
              </table:table-cell>
              <table:table-cell office:value-type="float" office:value="0">
                <text:p>0</text:p>
                <draw:g>
                  <svg:desc>StateMachine.C2:StateMachine.C13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131">
                <text:p>1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423">
                <text:p>4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1200">
                <text:p>51200</text:p>
              </table:table-cell>
              <table:table-cell office:value-type="float" office:value="1605">
                <text:p>160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02400">
                <text:p>102400</text:p>
              </table:table-cell>
              <table:table-cell office:value-type="float" office:value="3065">
                <text:p>306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04800">
                <text:p>204800</text:p>
              </table:table-cell>
              <table:table-cell office:value-type="float" office:value="4583">
                <text:p>4583</text:p>
              </table:table-cell>
              <table:table-cell office:value-type="float" office:value="160">
                <text:p>16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